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eorgia1" svg:font-family="Georgia" style:font-family-generic="roman" style:font-pitch="variable"/>
    <style:font-face style:name="Georgia" svg:font-family="Georg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Fet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Georgia1"/>
    </style:style>
    <style:style style:name="P2" style:family="paragraph" style:parent-style-name="Footer">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Quellcode">
      <style:paragraph-properties fo:margin-left="2cm" fo:margin-right="0cm" fo:text-indent="0cm" style:auto-text-indent="false"/>
    </style:style>
    <style:style style:name="P6" style:family="paragraph" style:parent-style-name="Quellcode">
      <style:paragraph-properties fo:margin-left="0cm" fo:margin-right="0cm" fo:text-indent="0cm" style:auto-text-indent="fals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Text_20_body">
      <style:paragraph-properties fo:margin-left="0cm" fo:margin-right="0cm" fo:text-indent="0cm" style:auto-text-indent="false"/>
    </style:style>
    <style:style style:name="P10"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1. Willkommen<text:tab/>2</text:p>
          <text:p text:style-name="P7">2. <text:s/>Erste Schritte<text:tab/>2</text:p>
          <text:p text:style-name="P7">3. <text:s/>Deutsche Ausgabesprache oder was es zu beachten gilt<text:tab/>2</text:p>
          <text:p text:style-name="P8">3.1 Wörterbuch<text:tab/>2</text:p>
          <text:p text:style-name="P8">3.2 Erzählform<text:tab/>4</text:p>
          <text:p text:style-name="P8">3.3 Objekte<text:tab/>4</text:p>
          <text:p text:style-name="P8">3.4 Aufzählungsgegenstände:<text:tab/>6</text:p>
          <text:p text:style-name="P8">3.5 Verben<text:tab/>7</text:p>
          <text:p text:style-name="P8">3.6 Listen<text:tab/>8</text:p>
          <text:p text:style-name="P8">3.7 Message Parameter Substitutions<text:tab/>8</text:p>
          <text:p text:style-name="P8">3.8 Parsernachfragen<text:tab/>9</text:p>
          <text:p text:style-name="P7">4. Debug Verben<text:tab/>9</text:p>
          <text:p text:style-name="P8">4.1 Parse-debug<text:tab/>9</text:p>
          <text:p text:style-name="P8">4.2 Debug<text:tab/>9</text:p>
          <text:p text:style-name="P8">4.3 Pronomen<text:tab/>9</text:p>
          <text:p text:style-name="P8">4.4 Dekliniere<text:tab/>9</text:p>
          <text:p text:style-name="P8">4.5 Gonear<text:tab/>9</text:p>
          <text:p text:style-name="P8">4.6 Purloin<text:tab/>9</text:p>
          <text:p text:style-name="P7">5. <text:s/>"Mantel der Finsternis" – ein kleines Bei-Spiel<text:tab/>10</text:p>
        </text:index-body>
      </text:table-of-content>
      <text:p text:style-name="Standard"/>
      <text:p text:style-name="Standard"/>
      <text:h text:style-name="P10" text:outline-level="1">1. Willkommen</text:h>
      <text:p text:style-name="Text_20_body">Mit dieser Erweiterung kann man deutschsprachige Textadventures in TADS 3 schreiben. Soweit mir bekannt ist, ist dies die erste Übersetzung des Systems, die bislang erschienen ist.</text:p>
      <text:p text:style-name="Text_20_body">Ein großes Dankeschön geht an Michael J. Roberts, den Autor von TADS.</text:p>
      <text:p text:style-name="Text_20_body">Ursprünglich wurde TADS 1 von High Energy Software als "shareware" in den späten achtziger Jahren des 20. Jahrhunderts veröffentlicht. In den frühen neunziger Jahren folgte TADS 2. Die Syntax basierte auf C, mit Pascal-artigen Einschlägen. 1996 erklärte Michael J. Roberts TADS zur "freeware". </text:p>
      <text:p text:style-name="Text_20_body">2006 wurde TADS und auch die TADS engine grundlegend überarbeitet, nur der plattformspezifische code blieb erhalten, um die Portierung zu vereinfachen. TADS 3 vereint die Vorteile der Programmiersprachen C++ und Java. Es bietet dynamische Objekte, ein dynamisches Wörterbuch und native UTF-8 strings, sowie eine Vielzahl von nützlichen Klassen.</text:p>
      <text:p text:style-name="Text_20_body">Der TADS 3 Compiler ist auf Windows, Macintosh und Unix Plattformen verfügbar.</text:p>
      <text:h text:style-name="Heading_20_1" text:outline-level="1">2. <text:s/>Erste Schritte</text:h>
      <text:p text:style-name="Text_20_body">Die deutsche Library für TADS ist auf <text:a xlink:type="simple" xlink:href="http://www.michaelbaltes.com/">www.michaelbaltes.com</text:a> unter "dowonloads" erhältich. Nach dem Herunterladen sind die Dateien in einen Ordner namens "de_de" zu entpacken. Für Windows Anwender gibt es die Workbench. Hier wird die deutsche Library wie folgt eingebunden:</text:p>
      <text:p text:style-name="Text_20_body">In dem TADS 3 Verzeichnis, das im Installationspfad angelegt wird, befindet sich ein Unterordner namens "Lib", mit einem Unterordner "Adv3". Dorthin muss der "de_de" Ordner kopiert werden.</text:p>
      <text:p text:style-name="Text_20_body">Das war's auch schon.</text:p>
      <text:p text:style-name="Text_20_body">Wenn ein neues Projekt angelegt wird, ist die dazugehörende Quelltextdatei "[projektname].t" unter den Projektdateien zu finden. Nach einem Rechtsklick darauf im Kontextmenü "build settings" auswählen, dann unter "compiler - defines" den Wert "LANGUAGE=en_us" ändern auf "LANGUAGE=de_de". Schon sind unter der TADS 3 Adventure Library die TADS 3 german language definitions zu finden. Die erste Zeile des Projekts gibt den verwendeten Zeichensatz an. Hier muss noch der Standard Eintrag in #charset "iso-8859-1" geändert werden.</text:p>
      <text:p text:style-name="Text_20_body">Fertig, es kann losgehen.</text:p>
      <text:p text:style-name="Text_20_body">Die deutsche Übersetzung hält sich in der Definition von Objekten und Verben eng an die englische Urversion. Da TADS relativ komplex ist, kann sich der Autor somit aller verfügbaren Beispielcodes, Tutorials und Handbücher bedienen, ohne "umlernen" zu müssen.</text:p>
      <text:p text:style-name="Text_20_body">Dieses kleine Tutorial setzt bereits Grundkenntnisse in TADS 3 voraus. Hier sind die umfangreichen Kompendien von Eric Eve "Getting started" und "Learning TADS3" zu empfehlen.</text:p>
      <text:h text:style-name="Heading_20_1" text:outline-level="1">3. <text:s/>Deutsche Ausgabesprache oder was es zu beachten gilt</text:h>
      <text:h text:style-name="Heading_20_2" text:outline-level="2">3.1 Wörterbuch</text:h>
      <text:p text:style-name="Text_20_body">TADS 3 verwendet ein dynamisches Wörterbuch, d.h. es können hier Einträge jederzeit hinzugefügt werden oder auch wieder entfernt werden. Die Routine, die das Wörterbuch anlegt, heißt "initializeVocabWith(str)" und ist zu finden in "de_de.t". Wir unterscheiden im Deutschen zwischen &amp;adjective (Adjektivdefinition), &amp;noun (Nomen), &amp;plural (Pluralwort), NEU: &amp;malesyn, &amp;femalesyn, &amp;neutersyn, &amp;pluralsyn (Synonyme falls das Geschlecht des Objekts von dem Geschlecht des Synonyms abweicht, also z.b. Bei "der Anorak" und "die Jacke").</text:p>
      <text:p text:style-name="Text_20_body">Daher muss ein Objekt mit abweichenden Genus der Synonyme folgendermaßen definiert werden:</text:p>
      <text:p text:style-name="P5">+ raincoat: Wearable 'regenmantel[m]/mantel[m]/jacke/regenjacke/wachsjacke/kapuze' 'Regenjacke'<text:line-break/><text:soft-page-break/></text:p>
      <text:p text:style-name="Text_20_body">Die nachgestellte Endung "[m]" sagt dem Routine "initializeVocabWith(str)", dass das Synonym maskulin ist (changing gender), entsprechend gibt es "[f]" (feminin), "[n]" (neutrum) und "[p] (Plural)". Soll es ein Objekt sein, dass mehrfach vorkommt, also "gezählt" wird, muss hingegen der pluralName definiert sein. Das passiert mit dem Symbol '*'. Das führt schon in die Tiefen von TADS, aber der Vollständigkeit halber zum Ausprobieren hier ein code-Beispiel:</text:p>
      <text:p text:style-name="Quellcode">class Sweet : Dispensable, Food <text:s/></text:p>
      <text:p text:style-name="Quellcode"><text:s text:c="4"/>desc = "Ein kleines, rundes, &lt;&lt;pureNameFrom(sweetGroupBaseName)&gt;&gt; Bonbon. " </text:p>
      <text:p text:style-name="Quellcode"><text:s text:c="4"/>vocabWords = 'bonbon*bonbons' </text:p>
      <text:p text:style-name="Quellcode"><text:s text:c="4"/>listWith = [sweetGroup] </text:p>
      <text:p text:style-name="Quellcode"><text:s text:c="4"/>sweetGroupBaseName = ''</text:p>
      <text:p text:style-name="Quellcode"><text:s text:c="4"/>collectiveGroups = [sweetCollective] </text:p>
      <text:p text:style-name="Quellcode"><text:s text:c="4"/>sweetGroupName = 'ein ' + pureListNameFrom(sweetGroupBaseName) </text:p>
      <text:p text:style-name="Quellcode"><text:s text:c="4"/>countedSweetGroupName(cnt) </text:p>
      <text:p text:style-name="Quellcode"><text:s text:c="8"/>{ return spellIntBelow(cnt, 100) + ' ' + pureListPluralNameFrom(sweetGroupBaseName); } </text:p>
      <text:p text:style-name="Quellcode"><text:s text:c="4"/>tasteDesc = "Es schmeckt süß. " </text:p>
      <text:p text:style-name="Quellcode"><text:s text:c="4"/>dobjFor(Eat) </text:p>
      <text:p text:style-name="Quellcode"><text:s text:c="4"/>{ </text:p>
      <text:p text:style-name="Quellcode"><text:s text:c="8"/>action() </text:p>
      <text:p text:style-name="Quellcode"><text:s text:c="8"/>{ </text:p>
      <text:p text:style-name="Quellcode"><text:s text:c="12"/>"Du steckst &lt;&lt;denName&gt;&gt; in deinen Mund und schluckst es runter.&lt;.p&gt;"; </text:p>
      <text:p text:style-name="Quellcode"><text:s text:c="12"/>inherited; </text:p>
      <text:p text:style-name="Quellcode"><text:s text:c="8"/>} </text:p>
      <text:p text:style-name="Quellcode"><text:s text:c="4"/>} </text:p>
      <text:p text:style-name="Quellcode">; </text:p>
      <text:p text:style-name="Text_20_body">Damit haben wir die Klasse für alle Süßigkeiten definiert, festgelegt, dass diese zusammen gelistet werden und die EatAction dafür mit einer eigenen Meldung unterlegt.</text:p>
      <text:p text:style-name="Quellcode">class RedSweet : Sweet 'rot - ' 'rot[^] Bonbon'</text:p>
      <text:p text:style-name="Quellcode"><text:s text:c="4"/>isEquivalent = true</text:p>
      <text:p text:style-name="Quellcode"><text:s text:c="4"/>pluralName = 'rot[^] Bonbons'</text:p>
      <text:p text:style-name="Quellcode"><text:s text:c="4"/>sweetGroupBaseName = 'rot[^]' </text:p>
      <text:p text:style-name="Quellcode"><text:s text:c="4"/>location = startRoom </text:p>
      <text:p text:style-name="Quellcode">; </text:p>
      <text:p text:style-name="Text_20_body">Damit wird die Klasse für alle roten Bonbons definiert.</text:p>
      <text:p text:style-name="Quellcode">sweetGroup: ListGroupParen </text:p>
      <text:p text:style-name="Quellcode"><text:s text:c="4"/>showGroupCountName(lst) </text:p>
      <text:p text:style-name="Quellcode"><text:s text:c="4"/>{ </text:p>
      <text:p text:style-name="Quellcode"><text:s text:c="8"/>"&lt;&lt;spellIntBelowExt(lst.length(), 100, 0, </text:p>
      <text:p text:style-name="Quellcode"><text:s text:c="11"/>DigitFormatGroupSep)&gt;&gt; Bonbons"; </text:p>
      <text:p text:style-name="Quellcode"><text:s text:c="4"/>} </text:p>
      <text:p text:style-name="Quellcode"><text:s text:c="4"/>showGroupItem(lister, obj, options, pov, info) </text:p>
      <text:p text:style-name="Quellcode"><text:s text:c="8"/>{ say(obj.sweetGroupName); } </text:p>
      <text:p text:style-name="Quellcode"><text:s text:c="4"/>showGroupItemCounted(lister, lst, options, pov, infoTab) </text:p>
      <text:p text:style-name="Quellcode"><text:s text:c="8"/>{ say(lst[1].countedSweetGroupName(lst.length())); } </text:p>
      <text:p text:style-name="Quellcode">; </text:p>
      <text:p text:style-name="Quellcode"/>
      <text:p text:style-name="Quellcode">sweetCollective: ItemizingCollectiveGroup 'bonbon*bonbons' 'Bonbons' </text:p>
      <text:p text:style-name="Quellcode">; </text:p>
      <text:p text:style-name="Text_20_body">Hier noch ein paar Funktionen für das Auflisten.</text:p>
      <text:p text:style-name="Quellcode">RedSweet; </text:p>
      <text:p text:style-name="Quellcode">RedSweet; </text:p>
      <text:p text:style-name="Quellcode">RedSweet; </text:p>
      <text:p text:style-name="Quellcode">RedSweet;</text:p>
      <text:p text:style-name="Text_20_body">Und zu guter Letzt erschaffen wir vier rote Bonbons. Der Ort der Bonbons ist mit "startRoom" festgelegt, dies einfach mit einem entsprechenden Raumobjekt aus dem eigenen code ersetzen.</text:p>
      <text:p text:style-name="Text_20_body"/>
      <text:h text:style-name="Heading_20_2" text:outline-level="2"><text:soft-page-break/>3.2 Erzählform</text:h>
      <text:p text:style-name="Text_20_body">Die Erzählform ist standardmäßig zweite Person, Gegenwart. Sie kann jederzeit auf erste Person oder dritte Person geändert werden.</text:p>
      <text:p text:style-name="Text_20_body">Dazu wird einfach beim jeweiligen Spielerobjekt definiert:</text:p>
      <text:p text:style-name="Quellcode">+ Heinz : Actor 'heinz' 'Heinz' </text:p>
      <text:p text:style-name="Quellcode"><text:s text:c="4"/>pcReferralPerson = ThirdPerson</text:p>
      <text:p text:style-name="Text_20_body"/>
      <text:p text:style-name="Text_20_body">Will man die Zeit ändern, muss man im gameMain Objekt die Flagge usePastTense setzen.</text:p>
      <text:p text:style-name="Quellcode">gameMain: GameMainDef</text:p>
      <text:p text:style-name="Quellcode"><text:s text:c="4"/>initialPlayerChar = Heinz</text:p>
      <text:p text:style-name="Quellcode"><text:s text:c="4"/>usePastTense = true</text:p>
      <text:p text:style-name="Text_20_body"/>
      <text:p text:style-name="Text_20_body">Will der Autor die höfliche Form der Anrede durch Großschreiben von "Du", "Ihr", usw. einsetzen, <text:s/>gibt es die Flagge useCapitalizedAdress im <text:s/>gameMain Objekt.</text:p>
      <text:p text:style-name="Quellcode">useCapitalizedAdress = true</text:p>
      <text:h text:style-name="Heading_20_2" text:outline-level="2">3.3 Objekte</text:h>
      <text:p text:style-name="Text_20_body">Hier ein kurzes Beispiel für eine Objektdefinition:</text:p>
      <text:p text:style-name="Quellcode"><text:line-break/>+ armchair: Chair, Immovable 'neutral grau lehnsessel/sessel*sessel*möbel' <text:s text:c="4"/>'Lehnsessel[-s]'</text:p>
      <text:p text:style-name="Quellcode"><text:s text:c="4"/>"Er hat eine neutrale graue Farbe, schaut aber bequem aus. "<text:line-break/> <text:s text:c="3"/>isHim = true<text:line-break/>;<text:line-break/></text:p>
      <text:p text:style-name="Text_20_body">"neutral" und "grau" werden gemäß der Definition des Templates (zu finden in der Headerdatei "de_de.h") als Adjektive ins Wörterbuch übernommen, "sessel" und "lehnsessel" als Nomen und "sessel" und "möbel" als Pluralwort.</text:p>
      <text:p text:style-name="Text_20_body">"Lehnsessel[-s]" ist der Ausgabename des Objekts und wird überall da verwendet, wo sich die Spielengine auf das Objekt bezieht. Bei einer irregulären Endung in der Genitivform auf "s" muss der Ausgabename auf "[-s]" enden.</text:p>
      <text:p text:style-name="Text_20_body">Soll im Ausgabenamen ein Adjektive verwendet werden, ist ein "[^]" an das Adjektiv anzufügen. In der Ausgaberoutine werden dann ja nach Kasus die entsprechenden Endungen angefügt.</text:p>
      <text:p text:style-name="Quellcode">+ Thing 'nutzlos gerümpel/sachen[p]' 'nutzlos[^] Gerümpel[-s]'<text:line-break/> <text:s text:c="3"/>isMassNoun = true<text:line-break/>; </text:p>
      <text:p text:style-name="Text_20_body">Die Genusdefinition "isHim = true" deklariert ein Maskulines Objekt, analog gibt es "isHer = true" oder "isPlural = true". Neutrum ist Standard, d.h. hier ist keine Angabe nötig. "isMassNoun" unterdrückt die Ausgabe des Artikels in der unbestimmten Form ("Du siehst hier nutzloses Gerümpel" vs. "Du siehst hier ein nutzloses Gerümpel"), und zu guter Letzt definiert "isProperName" einen Eigennamen ohne Artikel. "isYours" setzt vor den Ausgabenamen des Objekts automatisch ein "dein" "mein" "sein" je nachdem, welche Erzählform gewählt wurde.</text:p>
      <text:p text:style-name="Text_20_body">Weitere Sonderendungen sind<text:line-break/><text:tab/>[-es] bei Schatz, im Genitiv "des Schatzes"<text:line-break/><text:tab/>[-n] bei Affe, im Dativ "dem Affen" und Akkusativ "den Affen"</text:p>
      <text:p text:style-name="Text_20_body">Die Sonderendung ist für eine korrekte Ausgabe der Routinen keinen(txt) und viele(txt), auch bei dem Synonymen (zusätzlich zu dem evtl. auftretenden changing gender) als n-Endung (Routine nutzt nur den Akkusativ) anzuhängen. Dies ist <text:span text:style-name="T2">nach einem changing gender</text:span> zu tun:</text:p>
      <text:p text:style-name="Quellcode">+ Ape : Actor 'blöd stofftier/tier/affe[m][-n]/stoffaffe[m][-n]' 'Stofftier'</text:p>
      <text:p text:style-name="Quellcode"><text:s text:c="4"/>"Es ist ein Stoffaffe. "</text:p>
      <text:p text:style-name="Quellcode"><text:soft-page-break/><text:s text:c="4"/>isHer = true</text:p>
      <text:p text:style-name="Quellcode">;</text:p>
      <text:p text:style-name="Text_20_body">Soll der Genus eines Objekts während des Spiels geändert werden (z.B. eine Frau, die sich als älterer Herr verkleidet), gibt es vier Routinen, die den Genus eindeutig zuweisen, ohne eine vielleicht ungewollte Doppelzuweisung:</text:p>
      <text:p text:style-name="Quellcode">changeIt();</text:p>
      <text:p text:style-name="Quellcode">changeHim();</text:p>
      <text:p text:style-name="Quellcode">changeHer();</text:p>
      <text:p text:style-name="Quellcode">changePlural();</text:p>
      <text:p text:style-name="Text_20_body">Bei der Definition des Vokalbulars müssen gezielt Umlaute sowie das 'ß' verwendet werden. In einigen Fällen verwendet der Parser nämlich Textschnipsel aus der Eingabe des Spielers wieder, daher müssen die Nomen und Adjektive korrekt ins Wörterbuch geschrieben werden. Der Parser übernimmt dann ggf. die Umwandlung des 'ss' in 'ß' sowie von 'ue' in den korrekten Umlaut 'ü'.</text:p>
      <text:p text:style-name="Text_20_body">Zum Verständnis des Autoren:</text:p>
      <text:p text:style-name="Text_20_body">Der Parser arbeitet mit Eingabeschablonen, diese suchen immer nach einem Objektnamen und ggf. einem oder mehreren Adjektiven davor. Somit wird</text:p>
      <text:p text:style-name="P3">&gt;untersuche die weiße helle unbemalte Wand</text:p>
      <text:p text:style-name="Text_20_body">problemlos verstanden, sofern die Adjektive bei dem Wandobjekt entsprechend definiert sind. Bei Objekten, die eine etwas ausgefallenere Syntax aufweisen, also z.B. Einem Beutel voller Bonbons, muss der Autor eine entsprechende neue Schablone anlegen. Das geht z.B. so</text:p>
      <text:p text:style-name="Quellcode">sweetBag : Dispenser 'beutel*bonbons' 'Beutel[-s] voll Bonbons'</text:p>
      <text:p text:style-name="Quellcode"><text:s text:c="4"/>"Ein Beutel voll Bonbons. " </text:p>
      <text:p text:style-name="Quellcode"><text:s text:c="4"/>literalAdjective = 'beutel voll'</text:p>
      <text:p text:style-name="Quellcode"><text:s text:c="4"/>canReturnItem = true </text:p>
      <text:p text:style-name="Quellcode"><text:s text:c="4"/>myItemClass = Sweet</text:p>
      <text:p text:style-name="Quellcode"><text:s text:c="4"/>location = startRoom</text:p>
      <text:p text:style-name="Quellcode"><text:s text:c="4"/>isHim = true</text:p>
      <text:p text:style-name="Quellcode">;</text:p>
      <text:p text:style-name="Quellcode"/>
      <text:p text:style-name="Quellcode">grammar adjWord(sFullP) :</text:p>
      <text:p text:style-name="Quellcode"><text:s text:c="4"/>'beutel' ('voll'|'voller')</text:p>
      <text:p text:style-name="Quellcode"><text:s text:c="4"/>: SpecialNounPhraseProd</text:p>
      <text:p text:style-name="Quellcode"><text:s text:c="4"/>getMatchList = [sweetBag]</text:p>
      <text:p text:style-name="Quellcode"><text:s text:c="4"/>getAdjustedTokens =</text:p>
      <text:p text:style-name="Quellcode"><text:s text:c="6"/>['beutel', &amp;adjective, 'voll', &amp;adjective, 'voller', &amp;adjective]</text:p>
      <text:p text:style-name="Quellcode">;</text:p>
      <text:p text:style-name="Quellcode"/>
      <text:p text:style-name="Quellcode">class SpecialNounPhraseProd: NounPhraseWithVocab</text:p>
      <text:p text:style-name="Quellcode"><text:s text:c="4"/>/* get the list of objects matching our special phrase */</text:p>
      <text:p text:style-name="Quellcode"><text:s text:c="4"/>getMatchList = []</text:p>
      <text:p text:style-name="Quellcode"/>
      <text:p text:style-name="Quellcode"><text:s text:c="4"/>/* resolve the objects */</text:p>
      <text:p text:style-name="Quellcode"><text:s text:c="4"/>getVocabMatchList(resolver, results, flags)</text:p>
      <text:p text:style-name="Quellcode"><text:s text:c="4"/>{</text:p>
      <text:p text:style-name="Quellcode"><text:s text:c="8"/>/* return all of the in-scope matches */</text:p>
      <text:p text:style-name="Quellcode"><text:s text:c="8"/>return getMatchList().subset({x: resolver.objInScope(x)})</text:p>
      <text:p text:style-name="Quellcode"><text:s text:c="12"/>.mapAll({x: new ResolveInfo(x, flags)});</text:p>
      <text:p text:style-name="Quellcode"><text:s text:c="4"/>}</text:p>
      <text:p text:style-name="Quellcode">;</text:p>
      <text:p text:style-name="Quellcode"/>
      <text:p text:style-name="Text_20_body">Hier sind zustätzlich die Grammatik (grammar) und die Auflösung für die spezielle Phrase in Objekte definiert. Entsprechendes wäre notwendig bei Ausdrücken wie "Die Vase im ersten Stock" usw. </text:p>
      <text:p text:style-name="Text_20_body">Geht es jedoch um Besitzer und ihre Gegenstände, ist keine besondere Syntax erforderlich. Hier muss nur die "owner" Eigenschaft entsprechend gesetzt werden, ist z.B. bei einem Objekt</text:p>
      <text:p text:style-name="Quellcode">owner = heinz</text:p>
      <text:p text:style-name="Quellcode"><text:soft-page-break/></text:p>
      <text:p text:style-name="Text_20_body">definiert, kann das Objekt (z.B. eine Jacke) auch mit</text:p>
      <text:p text:style-name="Text_20_body"><text:s/><text:span text:style-name="T2">&gt;untersuche die Jacke von Heinz</text:span></text:p>
      <text:p text:style-name="P3">&gt;untersuche Heinz' Jacke</text:p>
      <text:p text:style-name="P4">angesprochen werden. Dabei genügt es, den 'Heinz' und die 'Jacke' korrekt im Wörterbuch einzutragen.</text:p>
      <text:h text:style-name="Heading_20_2" text:outline-level="2">3.4 Aufzählungsgegenstände:</text:h>
      <text:p text:style-name="Text_20_body">Manchmal sind Dinge vorhanden, die gruppiert werden sollen (denkbar ist dies z.B. Bei Tasten einer Schreibmaschine, die einzeln gedrückt werden können oder eben Süßigkeiten, von denen man eine bestimmte Anzahl nehmen oder kaufen kann). <text:s/>Eigentlich ist dieser Fall recht gut in der Dokumantation beschrieben, jeodch findet man die Stelle vielleicht nicht auf Anhieb, daher will ich dies hier kurz festhalten.</text:p>
      <text:p text:style-name="Text_20_body">Bonbons, hier die Klassendefinition:</text:p>
      <text:p text:style-name="Quellcode">class Sweet : Dispensable, Food <text:s/></text:p>
      <text:p text:style-name="Quellcode"><text:s text:c="4"/>desc = "Ein kleines, rundes, &lt;&lt;pureNameFrom(sweetGroupBaseName)&gt;&gt; Bonbon. " </text:p>
      <text:p text:style-name="Quellcode"><text:s text:c="4"/>vocabWords = 'bonbon*bonbons' </text:p>
      <text:p text:style-name="Quellcode"><text:s text:c="4"/>listWith = [sweetGroup] </text:p>
      <text:p text:style-name="Quellcode"><text:s text:c="4"/>sweetGroupBaseName = ''</text:p>
      <text:p text:style-name="Quellcode"><text:s text:c="4"/>collectiveGroups = [sweetCollective] </text:p>
      <text:p text:style-name="Quellcode"><text:s text:c="4"/>sweetGroupName = 'ein ' + pureListNameFrom(sweetGroupBaseName) </text:p>
      <text:p text:style-name="Quellcode"><text:s text:c="4"/>countedSweetGroupName(cnt) </text:p>
      <text:p text:style-name="Quellcode"><text:s text:c="8"/>{ return spellIntBelow(cnt, 100) + ' ' + pureListPluralNameFrom(sweetGroupBaseName); } </text:p>
      <text:p text:style-name="Quellcode"><text:s text:c="4"/>tasteDesc = "Es schmeckt süß. " </text:p>
      <text:p text:style-name="Quellcode"><text:s text:c="4"/>dobjFor(Eat) </text:p>
      <text:p text:style-name="Quellcode"><text:s text:c="4"/>{ </text:p>
      <text:p text:style-name="Quellcode"><text:s text:c="8"/>action() </text:p>
      <text:p text:style-name="Quellcode"><text:s text:c="8"/>{ </text:p>
      <text:p text:style-name="Quellcode"><text:s text:c="12"/>"Du steckst &lt;&lt;denName&gt;&gt; in deinen Mund und schluckst es runter.&lt;.p&gt;"; </text:p>
      <text:p text:style-name="Quellcode"><text:s text:c="12"/>inherited; </text:p>
      <text:p text:style-name="Quellcode"><text:s text:c="8"/>} </text:p>
      <text:p text:style-name="Quellcode"><text:s text:c="4"/>} </text:p>
      <text:p text:style-name="Quellcode">; </text:p>
      <text:p text:style-name="Text_20_body">Rote, grüne und gelbe Bonbons, alle im Beutel drin den wir schon vorher hatten:</text:p>
      <text:p text:style-name="Quellcode">class RedSweet : Sweet 'rot - ' 'rot[^] Bonbon'</text:p>
      <text:p text:style-name="Quellcode"><text:s text:c="4"/>isEquivalent = true</text:p>
      <text:p text:style-name="Quellcode"><text:s text:c="4"/>pluralName = 'rot[^] Bonbons'</text:p>
      <text:p text:style-name="Quellcode"><text:s text:c="4"/>sweetGroupBaseName = 'rot[^]' </text:p>
      <text:p text:style-name="Quellcode"><text:s text:c="4"/>location = sweetBag </text:p>
      <text:p text:style-name="Quellcode">; </text:p>
      <text:p text:style-name="Quellcode"/>
      <text:p text:style-name="Quellcode">class GreenSweet : Sweet 'grün - ' 'grün[^] Bonbon'</text:p>
      <text:p text:style-name="Quellcode"><text:s text:c="4"/>isEquivalent = true</text:p>
      <text:p text:style-name="Quellcode"><text:s text:c="4"/>pluralName = 'grün[^] Bonbons'</text:p>
      <text:p text:style-name="Quellcode"><text:s text:c="4"/>sweetGroupBaseName = 'grün[^]' </text:p>
      <text:p text:style-name="Quellcode"><text:s text:c="4"/>location = sweetBag </text:p>
      <text:p text:style-name="Quellcode">; </text:p>
      <text:p text:style-name="Quellcode"/>
      <text:p text:style-name="Quellcode">class YellowSweet : Sweet 'gelb - ' 'gelb[^] Bonbon'</text:p>
      <text:p text:style-name="Quellcode"><text:s text:c="4"/>isEquivalent = true</text:p>
      <text:p text:style-name="Quellcode"><text:s text:c="4"/>pluralName = 'gelb[^] Bonbons'</text:p>
      <text:p text:style-name="Quellcode"><text:s text:c="4"/>sweetGroupBaseName = 'gelb[^]'</text:p>
      <text:p text:style-name="Quellcode"><text:s text:c="4"/>location = sweetBag </text:p>
      <text:p text:style-name="Quellcode">; </text:p>
      <text:p text:style-name="Text_20_body">Und die Gruppierung derselben:</text:p>
      <text:p text:style-name="Quellcode"><text:soft-page-break/>sweetGroup: ListGroupParen </text:p>
      <text:p text:style-name="Quellcode"><text:s text:c="4"/>showGroupCountName(lst) </text:p>
      <text:p text:style-name="Quellcode"><text:s text:c="4"/>{ </text:p>
      <text:p text:style-name="Quellcode"><text:s text:c="8"/>"&lt;&lt;spellIntBelowExt(lst.length(), 100, 0, </text:p>
      <text:p text:style-name="Quellcode"><text:s text:c="11"/>DigitFormatGroupSep)&gt;&gt; Bonbons"; </text:p>
      <text:p text:style-name="Quellcode"><text:s text:c="4"/>} </text:p>
      <text:p text:style-name="Quellcode"><text:s text:c="4"/>showGroupItem(lister, obj, options, pov, info) </text:p>
      <text:p text:style-name="Quellcode"><text:s text:c="8"/>{ say(obj.sweetGroupName); } </text:p>
      <text:p text:style-name="Quellcode"><text:s text:c="4"/>showGroupItemCounted(lister, lst, options, pov, infoTab) </text:p>
      <text:p text:style-name="Quellcode"><text:s text:c="8"/>{ say(lst[1].countedSweetGroupName(lst.length())); } </text:p>
      <text:p text:style-name="Quellcode">; </text:p>
      <text:p text:style-name="Quellcode"/>
      <text:p text:style-name="Quellcode">sweetCollective: ItemizingCollectiveGroup 'bonbon*bonbons' 'Bonbons' </text:p>
      <text:p text:style-name="Quellcode">; </text:p>
      <text:p text:style-name="Text_20_body">Und nun erschaffen wir Bonbons, vier rote, drei grüne, ein gelbes!</text:p>
      <text:p text:style-name="Quellcode">RedSweet; </text:p>
      <text:p text:style-name="Quellcode">RedSweet; </text:p>
      <text:p text:style-name="Quellcode">RedSweet; </text:p>
      <text:p text:style-name="Quellcode">RedSweet; </text:p>
      <text:p text:style-name="Quellcode">GreenSweet; </text:p>
      <text:p text:style-name="Quellcode">GreenSweet; </text:p>
      <text:p text:style-name="Quellcode">GreenSweet; </text:p>
      <text:p text:style-name="Quellcode">YellowSweet; </text:p>
      <text:p text:style-name="Text_20_body">Das war's. Die Süßigkeiten werden brav gruppiert und es erscheint folgender Output:</text:p>
      <text:p text:style-name="Quellcode">Du siehst hier einen Beutel voll Bonbons (er enthält acht Bonbons (vier rote, drei grüne, und ein gelbes)).</text:p>
      <text:h text:style-name="Heading_20_2" text:outline-level="2">3.5 Verben</text:h>
      <text:p text:style-name="Text_20_body">Die Verbendefiniton kann sehr gut in der Datei "de_de.t" nachvollzogen werden. Hier ein Beispiel:</text:p>
      <text:p text:style-name="Quellcode">DefineTAction(Ring)</text:p>
      <text:p text:style-name="Quellcode">;</text:p>
      <text:p text:style-name="Quellcode"/>
      <text:p text:style-name="Quellcode">VerbRule(LaeutAn)</text:p>
      <text:p text:style-name="Quellcode"><text:s text:c="4"/>'läut' (|'an') dobjList</text:p>
      <text:p text:style-name="Quellcode"><text:s text:c="4"/>: RingAction</text:p>
      <text:p text:style-name="Quellcode"><text:s text:c="4"/>verbPhrase = 'zu läuten/läuten (was)'</text:p>
      <text:p text:style-name="Quellcode">;</text:p>
      <text:p text:style-name="Quellcode"/>
      <text:p text:style-name="Text_20_body">Als Platzhalter für Objekte gibt es "dobjList", "singleDobj", "singleIobj", "singleLiteral", "singleDir", "singleTopic". Die verbPhrase ist wichtig für die Parsernachfragen. Hier steht an erster Stelle der Infinitiv mit 'zu', und an zweiter Stelle die Phrase für die entsprechenden Fragen (Was willst du läuten?). <text:s/>Wichtig ist hier der dativ string, der ggf. die korrekte Ausgabe im Dativ ermöglicht.</text:p>
      <text:p text:style-name="Quellcode">VerbRule(VerbeugDich)</text:p>
      <text:p text:style-name="Quellcode"><text:s text:c="4"/>('verbeug'|'verneig') (|'dich'|'mich') (|'vor'|'zu') dobjList</text:p>
      <text:p text:style-name="Quellcode"><text:s text:c="4"/>: BowAction</text:p>
      <text:p text:style-name="Quellcode"><text:s text:c="4"/>verbPhrase = 'zu verbeugen/verbeugen (vor dativ was)'</text:p>
      <text:p text:style-name="Quellcode">;</text:p>
      <text:p text:style-name="Quellcode"/>
      <text:p text:style-name="Text_20_body">Bemerkenswert ist, dass die VerbRule nicht zwangsläufig den gleichen Namen haben muss wie die Aktion selbst. Zur besseren Übersicht beim "parse-debug" Befehl macht es sogar Sinn, die VerbRule nach der verstandenen Statzschablone zu benennen, so sieht man besser, was denn genau vom Parser <text:s/>verstanden wurde. Wir könnten noch eine weitere Verbschablone für die RingAction (an beliebiger Stelle im Quellcode) hinzufügen:</text:p>
      <text:p text:style-name="Quellcode">VerbRule(KlingelAn)</text:p>
      <text:p text:style-name="Quellcode"><text:s text:c="4"/>('klingl' | 'klingel') 'an' dobjList</text:p>
      <text:p text:style-name="Quellcode"><text:s text:c="4"/>: RingAction</text:p>
      <text:p text:style-name="Quellcode"><text:s text:c="4"/>verbPhrase = 'zu klingeln/klingeln (an dativ was)'</text:p>
      <text:p text:style-name="Quellcode"><text:soft-page-break/>;</text:p>
      <text:p text:style-name="Text_20_body"/>
      <text:p text:style-name="Text_20_body">Wenn es meherere Schablonen für eine Aktion gibt, sollte immer eine davon mit </text:p>
      <text:p text:style-name="Quellcode">defaultForRecursion = true</text:p>
      <text:p text:style-name="Quellcode"/>
      <text:p text:style-name="P9">als Standardschablone markiert werden. Diese wird für <text:s/>implizite Aktionen (in Klammern ausgegeben) verwendet, wie z.B. (erst an der Tür läuten).</text:p>
      <text:p text:style-name="Text_20_body">Zu beachten sind hierbei spezielle "Token" im Deutschen. So ist "hinüber" gleichbedeutend "rüber", "herüber" oder "drüber", usw. Damit diese Formen in den Verbschablonen nicht alle immer definiert werden müssen, gibt es eine Ersetzungsroutine, die aber nur funktioniert, solange der Autor keinen Wörterbucheintrag davon anfertigt. In der folgenden Tabelle sieht man an erster Stelle das Token, das zur Schablone ind der VerbRule gehört und an den folgenden Stellen die Tokens, die ersetzt werden.</text:p>
      <text:p text:style-name="Text_20_body"><text:s text:c="22"/>Eintrag in Schablone <text:s text:c="3"/>Eintrag unbedingt vermeiden:</text:p>
      <text:p text:style-name="Quellcode">um<text:tab/><text:tab/><text:tab/>ums</text:p>
      <text:p text:style-name="Quellcode">durch <text:s text:c="8"/><text:tab/><text:tab/>durchs</text:p>
      <text:p text:style-name="Quellcode">an<text:tab/><text:tab/><text:tab/>ans</text:p>
      <text:p text:style-name="Quellcode">auf<text:tab/><text:tab/><text:tab/>aufs</text:p>
      <text:p text:style-name="Quellcode">von<text:tab/><text:tab/><text:tab/>vom</text:p>
      <text:p text:style-name="Quellcode">über<text:tab/><text:tab/><text:tab/>übers</text:p>
      <text:p text:style-name="Quellcode">in<text:tab/><text:tab/><text:tab/>ins</text:p>
      <text:p text:style-name="Quellcode">unter<text:tab/><text:tab/><text:tab/>unterm, unters</text:p>
      <text:p text:style-name="Quellcode">hinter<text:tab/><text:tab/><text:tab/>hinterm, hinters</text:p>
      <text:p text:style-name="Quellcode">hinunter<text:tab/><text:tab/><text:tab/>herunter, runter, hinab, herab</text:p>
      <text:p text:style-name="Quellcode">hinauf<text:tab/><text:tab/><text:tab/>herauf, rauf</text:p>
      <text:p text:style-name="Quellcode">hinaus<text:tab/><text:tab/><text:tab/>heraus, raus</text:p>
      <text:p text:style-name="Quellcode">hinein<text:tab/><text:tab/><text:tab/>herein, rein</text:p>
      <text:p text:style-name="Quellcode">hinüber<text:tab/><text:tab/><text:tab/>herüber, drüber, rüber</text:p>
      <text:p text:style-name="Quellcode"/>
      <text:p text:style-name="Text_20_body">Beim Anlegen neuer Verben ist auf die korrekte Verwendung der "singleNoun" property zu achten. Ein Beispiel:</text:p>
      <text:p text:style-name="Quellcode">VerbRule(JumpOver)</text:p>
      <text:p text:style-name="Quellcode"><text:s text:c="4"/>('spring' 'über') singleDobj (|'hinüber')</text:p>
      <text:p text:style-name="Quellcode"><text:s text:c="4"/>: JumpOverAction</text:p>
      <text:p text:style-name="Quellcode"><text:s text:c="4"/>verbPhrase = 'zu springen/springen (über was)'</text:p>
      <text:p text:style-name="Quellcode"><text:s text:c="4"/>askDobjResponseProd = ueberSingleNoun</text:p>
      <text:p text:style-name="Quellcode">;</text:p>
      <text:p text:style-name="Quellcode"/>
      <text:p text:style-name="Text_20_body">"askDobjResponseProd = ueberSingleNoun" sagt dem Parser, er soll beim Nachfragen:</text:p>
      <text:p text:style-name="Quellcode">&gt;spring über</text:p>
      <text:p text:style-name="Quellcode">Worüber willst du springen?</text:p>
      <text:p text:style-name="Quellcode">&gt;über die Hürde</text:p>
      <text:p text:style-name="Quellcode"/>
      <text:p text:style-name="Text_20_body">Die obige Antwort mit der Präposition "über" zulassen. Die vorhandenen "prepSingleNounProds" (gültige Satzschablonen mit Präposition als Antwort auf Parsernachfragen) sind:</text:p>
      <text:p text:style-name="Quellcode"><text:line-break/>grammar inSingleNoun(main):</text:p>
      <text:p text:style-name="Quellcode">grammar umSingleNoun(main):</text:p>
      <text:p text:style-name="Quellcode">grammar nachSingleNoun(main):</text:p>
      <text:p text:style-name="Quellcode">grammar zuSingleNoun(main):</text:p>
      <text:p text:style-name="Quellcode">grammar ueberSingleNoun(main):</text:p>
      <text:p text:style-name="Quellcode">grammar durchSingleNoun(main):</text:p>
      <text:p text:style-name="Quellcode">grammar vonSingleNoun(main):</text:p>
      <text:p text:style-name="Quellcode">grammar aufSingleNoun(main):</text:p>
      <text:p text:style-name="Quellcode">grammar unterSingleNoun(main):</text:p>
      <text:p text:style-name="Quellcode">grammar hinterSingleNoun(main):</text:p>
      <text:p text:style-name="Quellcode"><text:soft-page-break/>grammar ausSingleNoun(main):</text:p>
      <text:p text:style-name="Quellcode">grammar mitSingleNoun(main):</text:p>
      <text:p text:style-name="Quellcode">grammar anSingleNoun(main):</text:p>
      <text:p text:style-name="Quellcode"/>
      <text:p text:style-name="Text_20_body">Diese können natürlich nach Bedarf beliebig erweitert werden.</text:p>
      <text:p text:style-name="Text_20_body">Eine weitere property ist für alle TIActions neu eingeführt worden. Falls eine Phrase ohne jegliche Präposition (wie z.B. "zeig dem Mann den Hut") verwendet wird, kann der Parser das "dobj" von dem "iobj" nicht mehr unterscheiden. Daher sagt</text:p>
      <text:p text:style-name="Quellcode">preferredIobj = Actor</text:p>
      <text:p text:style-name="Quellcode"/>
      <text:p text:style-name="Text_20_body">dem Parser hier, dass das "iobj" sehr wahrscheinlich vom Typ "Actor" ist. Fall das nicht der Fall ist und das "dobj" ein "Actor" ist, vertauscht der Parser die beiden Objekte. Somit sind die Eingaben:</text:p>
      <text:p text:style-name="Text_20_body">&gt;zeig mann hut</text:p>
      <text:p text:style-name="Text_20_body">und</text:p>
      <text:p text:style-name="Text_20_body">&gt;zeit hut mann</text:p>
      <text:p text:style-name="Text_20_body">gleichwertig und über eine einzige Verbschablone definiert. Hierzu lohnt es sich, einen Blick auf die Aktion "ShowTo" zu werfen, die in "de_de.t" zu finden ist.</text:p>
      <text:h text:style-name="Heading_20_2" text:outline-level="2">3.6 Listen</text:h>
      <text:p text:style-name="Text_20_body">Listen schreiben funktioniert über eine sprachunabhängige Implementierung in der Datei "lister.t". Daher ist es erforderlich, vor dem Listenschreiben, den Kasus (Nominativ, Genitiv, Dativ, Akkusativ) und den Artikel (unbestimmt, bestimmt) zu definieren. Die Ausgabe bestimmt die Variable listName, die auf die gesetzten Flaggen entsprechend reagiert.</text:p>
      <text:p text:style-name="Text_20_body">Es gibt:</text:p>
      <text:p text:style-name="Quellcode">setlistcaseNom();<text:tab/>// -- Nominativ</text:p>
      <text:p text:style-name="Quellcode">setlistcaseGen();<text:tab/>// -- Genitiv</text:p>
      <text:p text:style-name="Quellcode">setlistcaseDat();<text:tab/>// -- Dativ</text:p>
      <text:p text:style-name="Quellcode">setlistcaseAkk();<text:tab/>// -- Akkusativ (Standard)</text:p>
      <text:p text:style-name="Quellcode"/>
      <text:p text:style-name="Quellcode">setlistartDef();<text:tab/>// -- bestimmter Artikel </text:p>
      <text:p text:style-name="Quellcode">setlistartIndef();<text:tab/>// -- unbestimmter Artikel (Standard)</text:p>
      <text:p text:style-name="Text_20_body"/>
      <text:p text:style-name="Text_20_body">Ein Beispiel für eine einfache Liste, die das Inventar des Spielers erst in die Variable "lst" packt und dann im Nominativ mit bestimmtem Artikel auflistet:</text:p>
      <text:p text:style-name="Quellcode">local lst = [];</text:p>
      <text:p text:style-name="Quellcode">foreach(local obj in gPlayerChar.contents) {</text:p>
      <text:p text:style-name="Quellcode"><text:tab/>lst += obj;</text:p>
      <text:p text:style-name="Quellcode">}</text:p>
      <text:p text:style-name="Quellcode">setlistcaseNom();</text:p>
      <text:p text:style-name="Quellcode">setlistartDef();</text:p>
      <text:p text:style-name="Quellcode">objectLister.showSimpleList(lst);</text:p>
      <text:p text:style-name="Quellcode"/>
      <text:h text:style-name="Heading_20_2" text:outline-level="2">3.7 Message Parameter Substitutions</text:h>
      <text:p text:style-name="Text_20_body">TADS 3 verwendet die sog. "Message Parameter Substitutions" als Textersetzungen in den Standardantworten, der Autor kann diese jederzeit für eigene Zwecke einsetzen.</text:p>
      <text:p text:style-name="Text_20_body">Hier ein kleiner Auszug, am besten lernt man die Verwendung durch einen Blick in die Datei "msg_neu.t": </text:p>
      <text:p text:style-name="Quellcode">"{Du/er} {kann} aus dieser Entfernung nichts hören. ";</text:p>
      <text:p text:style-name="Quellcode">"{Er/es obj} schmeck{st/t} so, wie {du/er} es erwartet {hat|hatte}. ";</text:p>
      <text:p text:style-name="Quellcode"><text:soft-page-break/>"{Du/er} {kann} {den obj/ihn} nicht gut genug sehen, um {es/ihn} zu lesen. ";</text:p>
      <text:p text:style-name="P6"/>
      <text:p text:style-name="Text_20_body">Die Ausdrücke in den geschweiften Klammern sind Platzhalter für den "actor" (z.B. {du/er}), das direkte (z.B. {den dobj/ihn}) oder indirekte Objekt (z.B. {dem iobj/ihm}) oder Verben (z.B. {kann}, bezogen auf den Actor) oder zwei strings (getrennt durch |), hier wird je nach Zeitform (z.B. {hat|hatte}) der erste oder zweite Ausdruck ausgegeben.</text:p>
      <text:p text:style-name="Text_20_body">Durch konsequenten Einsatz der substitution strings kann ein Spiel theoretisch wahlweise in beliebiger Zeitform gespielt werden. Ein Beispiel ist "Shelter from the Storm" von Eric Eve. Die Zeitform und die Erzählperspektive kann auch während des Spiels geändert werden. Kein Problem also, in verschiedenen Passagen Gegenwart und Vergangenheit einzusetzen.</text:p>
      <text:h text:style-name="Heading_20_2" text:outline-level="2">3.8 Parsernachfragen</text:h>
      <text:p text:style-name="Text_20_body">Tads 3 bietet ein sehr differenziertes System aller Parsernachfragen. Ein Steitfall können die Ausgaberoutinen keinen(txt), viele(txt) und welchen(txt) (implementiert in Actor) sein, die versuchen, falls das Objekt in der Eingabe des Spielers so nicht existiert oder sichtbar ist, den nicht erkannten string in eine deutsche Ausgabeform zu bringen. Das geht aber nur, wenn der Autor alle Wörterbucheinträge korrekt vorgenommen hat.</text:p>
      <text:p text:style-name="Text_20_body">Ein Beispiel:</text:p>
      <text:p text:style-name="Quellcode">&gt;x weißes Kleid<text:line-break/>Du siehst hier kein weißes Kleid.</text:p>
      <text:p text:style-name="Text_20_body">Manch einem Autor mag dies schon zuviel über das Spiel verraten (denn der Spieler weiß nun, dass es irgendwo in dem Spiel ein Kleid geben muss (das aber nicht zwangsläufig weiß sein muss)), daher wurde in der gameMainDef Methode eine kleine Flagge namens "useNoTxt" eingebaut, die standardmäßig auf" true" geschaltet ist. Will der Autor eine generische einfache Ausgabe wie</text:p>
      <text:p text:style-name="Quellcode">&gt;x weißes Kleid<text:line-break/>Du siehst hier so etwas nicht.</text:p>
      <text:p text:style-name="Text_20_body">schaltet er in seiner gameMain Routine diese Flagge mit</text:p>
      <text:p text:style-name="Quellcode">useNoTxt = nil;</text:p>
      <text:p text:style-name="Text_20_body">einfach aus.</text:p>
      <text:h text:style-name="Heading_20_1" text:outline-level="1">4. Debug Verben</text:h>
      <text:h text:style-name="Heading_20_2" text:outline-level="2">4.1 Parse-debug</text:h>
      <text:p text:style-name="Text_20_body">Das Verb "parse-debug" ist ziemlich versteckt und schwer zu finden, daher wird es hier kurz erwähnt. Gibt alle Grammar Phrases aus, die die Eingabe des Spielers triggert, bis hin zum "winner", also der vollständig erkannten und gültigen Phrase.</text:p>
      <text:h text:style-name="Heading_20_2" text:outline-level="2">4.2 Debug</text:h>
      <text:p text:style-name="Text_20_body">Standard Debugging Verb. Einfacher zu handhaben sind aber in der Windows Workbench die enthaltenen Menüpunkte "break into Debugger", "step into", "step over", "step out", "run to cursor", etc.</text:p>
      <text:h text:style-name="Heading_20_2" text:outline-level="2">4.3 Pronomen</text:h>
      <text:p text:style-name="Text_20_body">Zeigt kurz an, welche Pronomen auf welches Objekt abzielen.</text:p>
      <text:h text:style-name="Heading_20_2" text:outline-level="2">4.4 Dekliniere</text:h>
      <text:p text:style-name="Text_20_body">Dekliniert ein Objekt in allen Kasi, mit bestimmtem und unbestimmtem Artikel.</text:p>
      <text:h text:style-name="Heading_20_2" text:outline-level="2"><text:soft-page-break/>4.5 Gonear</text:h>
      <text:p text:style-name="Text_20_body">Der code hierfür ist von Eric Eve geschrieben. Das Kommando "gonear [something]" teleportiert den Spieler zu dem angegebenen Objekt.</text:p>
      <text:h text:style-name="Heading_20_2" text:outline-level="2">4.6 Purloin</text:h>
      <text:p text:style-name="Text_20_body">Der code hierfür ist von Eric Eve geschrieben. Das Kommando "purloin [something]" klaut das angegebene Objekt und lässt es in das Inventar des Spielers fallen.</text:p>
      <text:p text:style-name="Text_20_body"><text:line-break/></text:p>
      <text:h text:style-name="Heading_20_1" text:outline-level="1">5. <text:s/>"Mantel der Finsternis" – ein kleines Bei-Spiel</text:h>
      <text:p text:style-name="Quellcode">#charset "iso-8859-1"</text:p>
      <text:p text:style-name="Quellcode">/*</text:p>
      <text:p text:style-name="Quellcode"/>
      <text:p text:style-name="Quellcode">! =================================================================== !</text:p>
      <text:p text:style-name="Quellcode">! <text:s/>Cloak of Darkness - a simple demonstration of Interactive Fiction</text:p>
      <text:p text:style-name="Quellcode">! <text:s text:c="4"/>This version for Tads-3 written by Steve Breslin on 10Nov04</text:p>
      <text:p text:style-name="Quellcode">! =================================================================== !</text:p>
      <text:p text:style-name="Quellcode"/>
      <text:p text:style-name="Quellcode">The author can be reached at versim@hotmail.com</text:p>
      <text:p text:style-name="Quellcode"/>
      <text:p text:style-name="Quellcode">This is a part of Roger Firth's larger "Cloak of Darkness" project,</text:p>
      <text:p text:style-name="Quellcode">which you can find at:</text:p>
      <text:p text:style-name="Quellcode"/>
      <text:p text:style-name="Quellcode">http://www.firthworks.com/roger/cloak/index.html</text:p>
      <text:p text:style-name="Quellcode"/>
      <text:p text:style-name="Quellcode">Because the specifications of this game are simplistic by design, this</text:p>
      <text:p text:style-name="Quellcode">implementation is not intended to reflect the power of Tads-3; instead,</text:p>
      <text:p text:style-name="Quellcode">we simply give a basic picture of how Tads-3 code looks and operates.</text:p>
      <text:p text:style-name="Quellcode">You can find more information about Tads-3 at:</text:p>
      <text:p text:style-name="Quellcode"/>
      <text:p text:style-name="Quellcode">http://www.tads.org</text:p>
      <text:p text:style-name="Quellcode"/>
      <text:p text:style-name="Quellcode">Thanks to Dan Schmidt for the original Tads-3 contribution to this</text:p>
      <text:p text:style-name="Quellcode">project, and Nikos Chantziaras, Antti Markus, and Matthew Herberg for</text:p>
      <text:p text:style-name="Quellcode">revising and maintaining it. Thanks also to members of the Tads-3</text:p>
      <text:p text:style-name="Quellcode">v-space discussion group and others, for reviewing this work.</text:p>
      <text:p text:style-name="Quellcode"/>
      <text:p text:style-name="Quellcode">/*</text:p>
      <text:p text:style-name="Quellcode"><text:s/>* We include the main header for the standard TADS 3 adventure</text:p>
      <text:p text:style-name="Quellcode"><text:s/>* library, and also include the US English definitions, since this</text:p>
      <text:p text:style-name="Quellcode"><text:s/>* game is written in English.</text:p>
      <text:p text:style-name="Quellcode"><text:s/>*/</text:p>
      <text:p text:style-name="Quellcode">#include &lt;adv3.h&gt;</text:p>
      <text:p text:style-name="Quellcode">#include &lt;de_de.h&gt;</text:p>
      <text:p text:style-name="Quellcode"/>
      <text:p text:style-name="Quellcode">/*</text:p>
      <text:p text:style-name="Quellcode"><text:s/>* In the following, we provide information about our game credits and</text:p>
      <text:p text:style-name="Quellcode"><text:s/>* version information. It is not necessary to provide this information,</text:p>
      <text:p text:style-name="Quellcode"><text:s/>* but it is normal and "good form."</text:p>
      <text:p text:style-name="Quellcode"><text:s/>*</text:p>
      <text:p text:style-name="Quellcode"><text:s/>* Like almost all Tads-3 code, the information here is encapsulated in</text:p>
      <text:p text:style-name="Quellcode"><text:s/>* an "object," which we here call "versionInfo." This being the first</text:p>
      <text:p text:style-name="Quellcode"><text:s/>* object definition in this demonstration, let's take a brief moment to</text:p>
      <text:p text:style-name="Quellcode"><text:s/>* introduce the code structure of Tads-3:</text:p>
      <text:p text:style-name="Quellcode"><text:s/>*</text:p>
      <text:p text:style-name="Quellcode"><text:soft-page-break/><text:s/>* Objects define some properties and processes themselves, and inherit</text:p>
      <text:p text:style-name="Quellcode"><text:s/>* other properties and processes from parent objects or "classes."</text:p>
      <text:p text:style-name="Quellcode"><text:s/>* The first line of this definition indicates that this versionInfo</text:p>
      <text:p text:style-name="Quellcode"><text:s/>* object inherits from the class GameID. The rest of this object</text:p>
      <text:p text:style-name="Quellcode"><text:s/>* definition sets some of the object's properties equal to some values.</text:p>
      <text:p text:style-name="Quellcode"><text:s/>*/</text:p>
      <text:p text:style-name="Quellcode"/>
      <text:p text:style-name="Quellcode">versionInfo: GameID</text:p>
      <text:p text:style-name="Quellcode"><text:s text:c="4"/>name = 'Mantel der Finsternis'</text:p>
      <text:p text:style-name="Quellcode"><text:s text:c="4"/>byline = 'by Steve Breslin'</text:p>
      <text:p text:style-name="Quellcode"><text:s text:c="4"/>htmlByline = 'by &lt;a href="mailto:versim@hotmail.com"&gt;</text:p>
      <text:p text:style-name="Quellcode"><text:s text:c="18"/>Steve Breslin&lt;/a&gt;'</text:p>
      <text:p text:style-name="Quellcode"><text:s text:c="4"/>version = '1.0'</text:p>
      <text:p text:style-name="Quellcode"><text:s text:c="4"/>authorEmail = 'Steve Breslin &lt;versim@hotmail.com&gt;'</text:p>
      <text:p text:style-name="Quellcode"><text:s text:c="4"/>desc = 'Dies ist ein Beispiel für TADS-3 code in Deutsch, erschaffen</text:p>
      <text:p text:style-name="Quellcode"><text:s text:c="12"/>um die Implementierung mit anderen IF Autorensystemen vergleichen</text:p>
      <text:p text:style-name="Quellcode"><text:s text:c="12"/>zu können. Mehr Informationen zu dem Projekt gibt es auf Roger Firths</text:p>
      <text:p text:style-name="Quellcode"><text:s text:c="12"/>Webseite: http://www.firthworks.com/roger/cloak/index.html'</text:p>
      <text:p text:style-name="Quellcode"><text:s text:c="4"/>htmlDesc = 'Dies ist ein Beispiel für TADS-3 code in Deutsch, geschaffen</text:p>
      <text:p text:style-name="Quellcode"><text:s text:c="12"/>um die Implementierung mit anderen IF Autorensystemen vergleichen</text:p>
      <text:p text:style-name="Quellcode"><text:s text:c="12"/>zu können. Mehr Informationen zu dem Projekt gibt es auf Roger Firths</text:p>
      <text:p text:style-name="Quellcode"><text:s text:c="12"/>Webseite:</text:p>
      <text:p text:style-name="Quellcode"><text:s text:c="12"/>&lt;a href="http://www.firthworks.com/roger/cloak/index.html"&gt;</text:p>
      <text:p text:style-name="Quellcode"><text:s text:c="12"/>http://www.firthworks.com/roger/cloak/index.html&lt;/a&gt;'</text:p>
      <text:p text:style-name="Quellcode"><text:s text:c="4"/>showAbout = "&lt;&lt;desc&gt;&gt;"</text:p>
      <text:p text:style-name="Quellcode"><text:s text:c="4"/>showCredit = "Steve Breslin schrieb dieses Beispiel, aber Roger</text:p>
      <text:p text:style-name="Quellcode"><text:s text:c="17"/>Firth gebührt der Dank für dieses Projekt.</text:p>
      <text:p text:style-name="Quellcode"><text:s text:c="17"/>(Tipp &lt;a href=\"info\"&gt;INFO&lt;/a&gt; für mehr Details.)\n</text:p>
      <text:p text:style-name="Quellcode"><text:s text:c="17"/>Dank geht an Dan Schmidt für den ursprünglichen Tads-3</text:p>
      <text:p text:style-name="Quellcode"><text:s text:c="17"/>Beitrag zu diesem Projekt, und Nikos Chantziaras,</text:p>
      <text:p text:style-name="Quellcode"><text:s text:c="17"/>Antti Markus, and Matthew Herberg fürs Verbessern und</text:p>
      <text:p text:style-name="Quellcode"><text:s text:c="17"/>Aktualisieren. Dank geht auch an die Mitglieder der &lt;q&gt;Tads-3</text:p>
      <text:p text:style-name="Quellcode"><text:s text:c="17"/>v-space discussion group&lt;/q&gt; und allen Anderen, die dieses</text:p>
      <text:p text:style-name="Quellcode"><text:s text:c="17"/>Werk getestet haben.\b</text:p>
      <text:p text:style-name="Quellcode"><text:s text:c="17"/>Und danke auch besonders für dein Interesse. "</text:p>
      <text:p text:style-name="Quellcode"/>
      <text:p text:style-name="Quellcode">; // a semicolon closes the object definition.</text:p>
      <text:p text:style-name="Quellcode"/>
      <text:p text:style-name="Quellcode">/*</text:p>
      <text:p text:style-name="Quellcode"><text:s/>* The "gameMain" object lets us set the initial player character and</text:p>
      <text:p text:style-name="Quellcode"><text:s/>* control the game's startup procedure.</text:p>
      <text:p text:style-name="Quellcode"><text:s/>*</text:p>
      <text:p text:style-name="Quellcode"><text:s/>* This definition sets the property initialPlayerChar equal to another</text:p>
      <text:p text:style-name="Quellcode"><text:s/>* object, me, defined below; also we define a process or "method" -- a</text:p>
      <text:p text:style-name="Quellcode"><text:s/>* function defined by the object -- called showIntro. The showIntro</text:p>
      <text:p text:style-name="Quellcode"><text:s/>* method prints the introductory text of the game.</text:p>
      <text:p text:style-name="Quellcode"><text:s/>*/</text:p>
      <text:p text:style-name="Quellcode">gameMain: GameMainDef</text:p>
      <text:p text:style-name="Quellcode"><text:s text:c="4"/>/* the initial player character is 'me' */</text:p>
      <text:p text:style-name="Quellcode"><text:s text:c="4"/>initialPlayerChar = me</text:p>
      <text:p text:style-name="Quellcode"/>
      <text:p text:style-name="Quellcode"><text:s text:c="4"/>/* This is the introductory text printed before the first "look</text:p>
      <text:p text:style-name="Quellcode"><text:s text:c="5"/>* around" at the beginning of the game.</text:p>
      <text:p text:style-name="Quellcode"><text:s text:c="5"/>*/</text:p>
      <text:p text:style-name="Quellcode"><text:s text:c="4"/>showIntro()</text:p>
      <text:p text:style-name="Quellcode"><text:s text:c="4"/>{</text:p>
      <text:p text:style-name="Quellcode"><text:s text:c="8"/>"Du rennst durch die regennasse Novembernacht, froh, endlich die</text:p>
      <text:p text:style-name="Quellcode"><text:s text:c="8"/>heller Lichter der Oper zu sehen. Überraschenderweise ist hier</text:p>
      <text:p text:style-name="Quellcode"><text:s text:c="8"/>sonst niemand, aber, hey, was hast du in einem einfachen Demospiel</text:p>
      <text:p text:style-name="Quellcode"><text:s text:c="8"/>erwartet...?</text:p>
      <text:p text:style-name="Quellcode"><text:s text:c="8"/>&lt;p&gt;&lt;b&gt;Mantel der Finsternis&lt;/b&gt;\n</text:p>
      <text:p text:style-name="Quellcode"><text:soft-page-break/><text:s text:c="8"/>Eine IF Demonstration.\n</text:p>
      <text:p text:style-name="Quellcode"><text:s text:c="8"/>Version &lt;&lt;versionInfo.version&gt;&gt;</text:p>
      <text:p text:style-name="Quellcode"><text:s text:c="8"/>&lt;\p&gt;";</text:p>
      <text:p text:style-name="Quellcode"><text:s text:c="4"/>}</text:p>
      <text:p text:style-name="Quellcode">;</text:p>
      <text:p text:style-name="Quellcode"/>
      <text:p text:style-name="Quellcode">/*</text:p>
      <text:p text:style-name="Quellcode"><text:s/>* The preceding two objects are abstract programmatic objects. The</text:p>
      <text:p text:style-name="Quellcode"><text:s/>* next object, on the other hand, is our first game object. It</text:p>
      <text:p text:style-name="Quellcode"><text:s/>* represents a room in the game, which happens to be the player</text:p>
      <text:p text:style-name="Quellcode"><text:s/>* character's initial location.</text:p>
      <text:p text:style-name="Quellcode"><text:s/>*</text:p>
      <text:p text:style-name="Quellcode"><text:s/>* Room objects define two strings: (1) the 'name' of the room, and</text:p>
      <text:p text:style-name="Quellcode"><text:s/>* (2) the "description" of the room.</text:p>
      <text:p text:style-name="Quellcode"><text:s/>*</text:p>
      <text:p text:style-name="Quellcode"><text:s/>* We could define these properties explicitly, but instead we use the</text:p>
      <text:p text:style-name="Quellcode"><text:s/>* Room template for convenience (so we can just type out the strings</text:p>
      <text:p text:style-name="Quellcode"><text:s/>* in the correct order, which are then automatically associated with</text:p>
      <text:p text:style-name="Quellcode"><text:s/>* the corresponding properties -- for easy convenience).</text:p>
      <text:p text:style-name="Quellcode"><text:s/>*/</text:p>
      <text:p text:style-name="Quellcode">foyer: Room 'Foyer des Opernhauses'</text:p>
      <text:p text:style-name="Quellcode"><text:s text:c="4"/>"Du stehst in einer großen, prächtig in Rot und Gold dekorierten Eingangshalle. </text:p>
      <text:p text:style-name="Quellcode"><text:s text:c="4"/>Funkelnde Kronleuchter hängen von der Decke herab. Der Ausgang zur Straße liegt </text:p>
      <text:p text:style-name="Quellcode"><text:s text:c="4"/>im Norden, weitere Türen befinden sich im Süden und Westen. "</text:p>
      <text:p text:style-name="Quellcode"/>
      <text:p text:style-name="Quellcode"><text:s text:c="4"/>/* We make the south and west properties point to the bar and</text:p>
      <text:p text:style-name="Quellcode"><text:s text:c="5"/>* cloakRoom respectively. This allows normal movement from this</text:p>
      <text:p text:style-name="Quellcode"><text:s text:c="5"/>* room to the other two.</text:p>
      <text:p text:style-name="Quellcode"><text:s text:c="5"/>*/</text:p>
      <text:p text:style-name="Quellcode"><text:s text:c="4"/>south = bar</text:p>
      <text:p text:style-name="Quellcode"><text:s text:c="4"/>west = cloakRoom</text:p>
      <text:p text:style-name="Quellcode"/>
      <text:p text:style-name="Quellcode"><text:s text:c="4"/>/* We make the 'north' property point to a FakeConnector object,</text:p>
      <text:p text:style-name="Quellcode"><text:s text:c="5"/>* which means that when the player attempts to go this way, a</text:p>
      <text:p text:style-name="Quellcode"><text:s text:c="5"/>* special explanation will be printed about why the movement is</text:p>
      <text:p text:style-name="Quellcode"><text:s text:c="5"/>* not permitted. For concision and convenience we write a nested,</text:p>
      <text:p text:style-name="Quellcode"><text:s text:c="5"/>* anonymous definition of this FakeConnector object.</text:p>
      <text:p text:style-name="Quellcode"><text:s text:c="5"/>*/</text:p>
      <text:p text:style-name="Quellcode"><text:s text:c="4"/>north: FakeConnector {</text:p>
      <text:p text:style-name="Quellcode"><text:s text:c="8"/>"Du bist doch gerade erst angekommen, und draußen scheint </text:p>
      <text:p text:style-name="Quellcode"><text:s text:c="8"/>das Wetter ohnehin nur noch schlechter zu werden. "</text:p>
      <text:p text:style-name="Quellcode"><text:s text:c="4"/>}</text:p>
      <text:p text:style-name="Quellcode">;</text:p>
      <text:p text:style-name="Quellcode"/>
      <text:p text:style-name="Quellcode">/*</text:p>
      <text:p text:style-name="Quellcode"><text:s/>* Next we define an Actor, in this case the actor under player's</text:p>
      <text:p text:style-name="Quellcode"><text:s/>* control (as determined by the gameMain object, above). We'll call it</text:p>
      <text:p text:style-name="Quellcode"><text:s/>* by the fanciful name "me", since it's the object that sort of</text:p>
      <text:p text:style-name="Quellcode"><text:s/>* represents the player in the game.</text:p>
      <text:p text:style-name="Quellcode"><text:s/>*</text:p>
      <text:p text:style-name="Quellcode"><text:s/>* We use the '+' character to indicate that this object is initially</text:p>
      <text:p text:style-name="Quellcode"><text:s/>* located in the object defined immediately above. We do this instead</text:p>
      <text:p text:style-name="Quellcode"><text:s/>* of explicitly defining its 'location' property, as a shorthand</text:p>
      <text:p text:style-name="Quellcode"><text:s/>* convenience.</text:p>
      <text:p text:style-name="Quellcode"><text:s/>*</text:p>
      <text:p text:style-name="Quellcode"><text:s/>* This demonstration assumes the canonical flat PC, which the Tads-3</text:p>
      <text:p text:style-name="Quellcode"><text:s/>* library provides as the default -- so this is a very simple</text:p>
      <text:p text:style-name="Quellcode"><text:s/>* definition: we don't need to customize any properties or methods at</text:p>
      <text:p text:style-name="Quellcode"><text:s/>* all.</text:p>
      <text:p text:style-name="Quellcode"><text:s/>*</text:p>
      <text:p text:style-name="Quellcode"><text:s/>* (We could also use the Person class, which is a child of Actor, but</text:p>
      <text:p text:style-name="Quellcode"><text:soft-page-break/><text:s/>* this is only relevant if the object is a non-player character, of</text:p>
      <text:p text:style-name="Quellcode"><text:s/>* which in this game there are none.)</text:p>
      <text:p text:style-name="Quellcode"><text:s/>*/</text:p>
      <text:p text:style-name="Quellcode">+me: Actor</text:p>
      <text:p text:style-name="Quellcode">;</text:p>
      <text:p text:style-name="Quellcode"/>
      <text:p text:style-name="Quellcode">/*</text:p>
      <text:p text:style-name="Quellcode"><text:s/>* Now we define the cloak object. This object is a child of the</text:p>
      <text:p text:style-name="Quellcode"><text:s/>* Wearable class, which means that it can be worn and removed.</text:p>
      <text:p text:style-name="Quellcode"><text:s/>*</text:p>
      <text:p text:style-name="Quellcode"><text:s/>* Wearable is a child of Thing, the base class for all game objects.</text:p>
      <text:p text:style-name="Quellcode"><text:s/>* Thus it defines three strings: (1) the 'vocabWords' for this object</text:p>
      <text:p text:style-name="Quellcode"><text:s/>* define the language that the player can use when referring to this</text:p>
      <text:p text:style-name="Quellcode"><text:s/>* object; (2) the 'name' of this object, like the room name above, is</text:p>
      <text:p text:style-name="Quellcode"><text:s/>* used in messages generated by the game when referring to this object;</text:p>
      <text:p text:style-name="Quellcode"><text:s/>* (3) the "description" of the object is printed when the player</text:p>
      <text:p text:style-name="Quellcode"><text:s/>* examines the object. Here we use the Thing template for a more</text:p>
      <text:p text:style-name="Quellcode"><text:s/>* concise definition of these common properties.</text:p>
      <text:p text:style-name="Quellcode"><text:s/>*</text:p>
      <text:p text:style-name="Quellcode"><text:s/>* We use two '+' characters to indicate that it is to be initially</text:p>
      <text:p text:style-name="Quellcode"><text:s/>* located in the object defined immediately above; also, we indicate</text:p>
      <text:p text:style-name="Quellcode"><text:s/>* that it is initially being worn and is owned by the "me" object.</text:p>
      <text:p text:style-name="Quellcode"><text:s/>*</text:p>
      <text:p text:style-name="Quellcode"><text:s/>* The remainder of the definition customizes the behavior of the object</text:p>
      <text:p text:style-name="Quellcode"><text:s/>* when used in combination with the verb "drop".</text:p>
      <text:p text:style-name="Quellcode"><text:s/>*/</text:p>
      <text:p text:style-name="Quellcode">++cloak: Wearable 'dunkel schwarz benetzt/samtmantel/satinmantel/samt/satin/mantel/umhang/gewand[n]'</text:p>
      <text:p text:style-name="Quellcode"><text:s text:c="4"/>'Samtmantel[-s]'</text:p>
      <text:p text:style-name="Quellcode"><text:s text:c="4"/>"Ein schöner Samtmantel, mit Satin durchzogen und von Regentropfen leicht benetzt. </text:p>
      <text:p text:style-name="Quellcode"><text:s text:c="4"/>Er ist so tief schwarz, dass es fast scheint, als entzöge er dem Raum jegliches Licht. "</text:p>
      <text:p text:style-name="Quellcode"/>
      <text:p text:style-name="Quellcode"><text:s text:c="4"/>// -- we need a male object "der Samtmantel"</text:p>
      <text:p text:style-name="Quellcode"><text:s text:c="4"/>isHim = true</text:p>
      <text:p text:style-name="Quellcode"><text:s text:c="4"/></text:p>
      <text:p text:style-name="Quellcode"><text:s text:c="4"/>/* The "me" object is initially wearing the cloak. */</text:p>
      <text:p text:style-name="Quellcode"><text:s text:c="4"/>wornBy = me</text:p>
      <text:p text:style-name="Quellcode"/>
      <text:p text:style-name="Quellcode"><text:s text:c="4"/>/* This is a simple cosmetic touch, which allows the player to</text:p>
      <text:p text:style-name="Quellcode"><text:s text:c="5"/>* refer to the cloak as "my cloak" even when it is not located in</text:p>
      <text:p text:style-name="Quellcode"><text:s text:c="5"/>* the player character.</text:p>
      <text:p text:style-name="Quellcode"><text:s text:c="5"/>*/</text:p>
      <text:p text:style-name="Quellcode"><text:s text:c="4"/>owner = me</text:p>
      <text:p text:style-name="Quellcode"/>
      <text:p text:style-name="Quellcode"><text:s text:c="4"/>/* dobjFor(Verb) defines this object's behavior when it is the</text:p>
      <text:p text:style-name="Quellcode"><text:s text:c="5"/>* direct object of that verb in a command. The following defines</text:p>
      <text:p text:style-name="Quellcode"><text:s text:c="5"/>* how this object behaves when it is the dobj of the verb "drop".</text:p>
      <text:p text:style-name="Quellcode"><text:s text:c="5"/>*</text:p>
      <text:p text:style-name="Quellcode"><text:s text:c="5"/>* Basically, we don't allow the cloak to be dropped outside of the</text:p>
      <text:p text:style-name="Quellcode"><text:s text:c="5"/>* cloakRoom.</text:p>
      <text:p text:style-name="Quellcode"><text:s text:c="5"/>*/</text:p>
      <text:p text:style-name="Quellcode"><text:s text:c="4"/>dobjFor(Drop)</text:p>
      <text:p text:style-name="Quellcode"><text:s text:c="4"/>{</text:p>
      <text:p text:style-name="Quellcode"><text:s text:c="8"/>/* There are several stages of action process, all useful in</text:p>
      <text:p text:style-name="Quellcode"><text:s text:c="9"/>* different ways. Here we customize the check() phase of the</text:p>
      <text:p text:style-name="Quellcode"><text:s text:c="9"/>* process.</text:p>
      <text:p text:style-name="Quellcode"><text:s text:c="9"/>*/</text:p>
      <text:p text:style-name="Quellcode"><text:s text:c="8"/>check()</text:p>
      <text:p text:style-name="Quellcode"><text:s text:c="8"/>{</text:p>
      <text:p text:style-name="Quellcode"><text:s text:c="12"/>/* In keeping with good habit, we call the overridden</text:p>
      <text:p text:style-name="Quellcode"><text:s text:c="13"/>* default check() routine, to allow our superclasses</text:p>
      <text:p text:style-name="Quellcode"><text:s text:c="13"/>* (Wearable, Thing, etc.) a chance to disallow dropping</text:p>
      <text:p text:style-name="Quellcode"><text:soft-page-break/><text:s text:c="13"/>* the cloak.</text:p>
      <text:p text:style-name="Quellcode"><text:s text:c="13"/>*</text:p>
      <text:p text:style-name="Quellcode"><text:s text:c="13"/>* inherited() simply calls this same method in our parent</text:p>
      <text:p text:style-name="Quellcode"><text:s text:c="13"/>* class.</text:p>
      <text:p text:style-name="Quellcode"><text:s text:c="13"/>*/</text:p>
      <text:p text:style-name="Quellcode"><text:s text:c="12"/>inherited();</text:p>
      <text:p text:style-name="Quellcode"/>
      <text:p text:style-name="Quellcode"><text:s text:c="12"/>/* If the cloak is not in the cloakRoom, we disallow the</text:p>
      <text:p text:style-name="Quellcode"><text:s text:c="13"/>* action, first printing an explanation and then exiting</text:p>
      <text:p text:style-name="Quellcode"><text:s text:c="13"/>* the action process.</text:p>
      <text:p text:style-name="Quellcode"><text:s text:c="13"/>*/</text:p>
      <text:p text:style-name="Quellcode"><text:s text:c="12"/>if (!isIn(cloakRoom))</text:p>
      <text:p text:style-name="Quellcode"><text:s text:c="12"/>{</text:p>
      <text:p text:style-name="Quellcode"><text:s text:c="16"/>/* A double-quoted strings is a shorthand for printing</text:p>
      <text:p text:style-name="Quellcode"><text:s text:c="17"/>* text to the screen. (This is why descriptions are</text:p>
      <text:p text:style-name="Quellcode"><text:s text:c="17"/>* double-quoted for example.)</text:p>
      <text:p text:style-name="Quellcode"><text:s text:c="17"/>*/</text:p>
      <text:p text:style-name="Quellcode"><text:s text:c="16"/>"Dies ist nicht der richtige Ort, um einen so schönen Mantel herumliegen zu lassen. ";</text:p>
      <text:p text:style-name="Quellcode"><text:s text:c="16"/>exit;</text:p>
      <text:p text:style-name="Quellcode"><text:s text:c="12"/>}</text:p>
      <text:p text:style-name="Quellcode"><text:s text:c="8"/>}</text:p>
      <text:p text:style-name="Quellcode"><text:s text:c="4"/>}</text:p>
      <text:p text:style-name="Quellcode"><text:s text:c="4"/>dobjFor(PutOn)</text:p>
      <text:p text:style-name="Quellcode"><text:s text:c="4"/>{</text:p>
      <text:p text:style-name="Quellcode"><text:s text:c="8"/>verify() {</text:p>
      <text:p text:style-name="Quellcode"><text:s text:c="12"/>if (gIobj != hook) {</text:p>
      <text:p text:style-name="Quellcode"><text:s text:c="16"/>illogical('Du kannst den Mantel nicht an {den Iobj/ihn} hängen. ');</text:p>
      <text:p text:style-name="Quellcode"><text:s text:c="12"/>}</text:p>
      <text:p text:style-name="Quellcode"><text:s text:c="8"/>}</text:p>
      <text:p text:style-name="Quellcode"><text:s text:c="4"/>}</text:p>
      <text:p text:style-name="Quellcode">;</text:p>
      <text:p text:style-name="Quellcode"/>
      <text:p text:style-name="Quellcode">/*</text:p>
      <text:p text:style-name="Quellcode"><text:s/>* Another Room-class object, the cloakRoom.</text:p>
      <text:p text:style-name="Quellcode"><text:s/>*/</text:p>
      <text:p text:style-name="Quellcode">cloakRoom: Room 'Garderobe'</text:p>
      <text:p text:style-name="Quellcode"><text:s text:c="4"/>"An den Wänden dieses kleinen Raumes befanden sich offenbar einmal Reihen von </text:p>
      <text:p text:style-name="Quellcode"><text:s text:c="4"/>Kleiderhaken aus Messing, von denen jetzt nur noch einer geblieben ist. Der </text:p>
      <text:p text:style-name="Quellcode"><text:s text:c="4"/>Ausgang ist eine Tür im Osten. "</text:p>
      <text:p text:style-name="Quellcode"/>
      <text:p text:style-name="Quellcode"><text:s text:c="4"/>east = foyer</text:p>
      <text:p text:style-name="Quellcode"><text:s text:c="4"/></text:p>
      <text:p text:style-name="Quellcode"><text:s text:c="4"/>roomParts = [] // -- we want no defaultFloor because this causes trouble with PutOn</text:p>
      <text:p text:style-name="Quellcode">;</text:p>
      <text:p text:style-name="Quellcode"/>
      <text:p text:style-name="Quellcode">/*</text:p>
      <text:p text:style-name="Quellcode"><text:s/>* Next we define the hook object, upon which the cloak may be hung.</text:p>
      <text:p text:style-name="Quellcode"><text:s/>*</text:p>
      <text:p text:style-name="Quellcode"><text:s/>* The hook inherits from two classes, Surface (so things can be put on</text:p>
      <text:p text:style-name="Quellcode"><text:s/>* it) and Fixture (so that it cannot be moved around by the player).</text:p>
      <text:p text:style-name="Quellcode"><text:s/>*</text:p>
      <text:p text:style-name="Quellcode"><text:s/>* Because other objects have no need to refer to this object, this</text:p>
      <text:p text:style-name="Quellcode"><text:s/>* object doesn't need to be named. We could have written...</text:p>
      <text:p text:style-name="Quellcode"><text:s/>*</text:p>
      <text:p text:style-name="Quellcode"><text:s/>*. +hook: Fixture, Surface // etc.</text:p>
      <text:p text:style-name="Quellcode"><text:s/>*</text:p>
      <text:p text:style-name="Quellcode"><text:s/>* ...but instead we leave off the name because the object isn't going</text:p>
      <text:p text:style-name="Quellcode"><text:s/>* to need one.</text:p>
      <text:p text:style-name="Quellcode"><text:s/>*</text:p>
      <text:p text:style-name="Quellcode"><text:s/>* We could also make this object inherit from RestrictedContainer, so</text:p>
      <text:p text:style-name="Quellcode"><text:s/>* that we could disallow any object except the coat to be put on the</text:p>
      <text:p text:style-name="Quellcode"><text:soft-page-break/><text:s/>* hook, but because the coat is the only movable object in the game</text:p>
      <text:p text:style-name="Quellcode"><text:s/>* (other than the PC), this would be a needless complication.</text:p>
      <text:p text:style-name="Quellcode"><text:s/>*/</text:p>
      <text:p text:style-name="Quellcode">+ hook : Fixture, Surface</text:p>
      <text:p text:style-name="Quellcode"><text:s text:c="4"/>/* This is the vocabWords property. "small" and "brass" are</text:p>
      <text:p text:style-name="Quellcode"><text:s text:c="5"/>* adjectives and "hook" "peg" and "hanger" are nouns. The player</text:p>
      <text:p text:style-name="Quellcode"><text:s text:c="5"/>* can refer to this object by any normal combination of these</text:p>
      <text:p text:style-name="Quellcode"><text:s text:c="5"/>* words.</text:p>
      <text:p text:style-name="Quellcode"><text:s text:c="5"/>*/</text:p>
      <text:p text:style-name="Quellcode"><text:s text:c="4"/>'klein haken/messinghaken/kleiderhaken/häkchen'</text:p>
      <text:p text:style-name="Quellcode"/>
      <text:p text:style-name="Quellcode"><text:s text:c="4"/>/* This is the name of the object, which is how the game will refer</text:p>
      <text:p text:style-name="Quellcode"><text:s text:c="5"/>* to the object in automatically-generated messages.</text:p>
      <text:p text:style-name="Quellcode"><text:s text:c="5"/>*/</text:p>
      <text:p text:style-name="Quellcode"><text:s text:c="4"/>'klein[^] Messinghaken[-s]'</text:p>
      <text:p text:style-name="Quellcode"/>
      <text:p text:style-name="Quellcode"><text:s text:c="4"/>/* This is the description of the object; this is printed to the</text:p>
      <text:p text:style-name="Quellcode"><text:s text:c="5"/>* screen when the player examines or looks at this object.</text:p>
      <text:p text:style-name="Quellcode"><text:s text:c="5"/>*</text:p>
      <text:p text:style-name="Quellcode"><text:s text:c="5"/>* We vary the description of the hook depending on whether the</text:p>
      <text:p text:style-name="Quellcode"><text:s text:c="5"/>* cloak is hung on it. We use a couple shorthands here: the</text:p>
      <text:p text:style-name="Quellcode"><text:s text:c="5"/>* material enclosed in &lt;&lt;&gt;&gt; is evaluated and the value is printed</text:p>
      <text:p text:style-name="Quellcode"><text:s text:c="5"/>* within the larger string of text; the (x?y:z) structure is like</text:p>
      <text:p text:style-name="Quellcode"><text:s text:c="5"/>* "if(x) y; else z;" in short form.</text:p>
      <text:p text:style-name="Quellcode"><text:s text:c="5"/>*/</text:p>
      <text:p text:style-name="Quellcode"><text:s text:c="4"/>"Es ist nur ein einfacher Kleiderhaken aus Messing, &lt;&lt;cloak.location == self ? 'mit</text:p>
      <text:p text:style-name="Quellcode"><text:s text:c="8"/>einem Mantel daran' : 'der an die Wand geschraubt ist'&gt;&gt;. "</text:p>
      <text:p text:style-name="Quellcode"/>
      <text:p text:style-name="Quellcode"><text:s text:c="4"/>isHim = true</text:p>
      <text:p text:style-name="Quellcode"><text:s text:c="4"/></text:p>
      <text:p text:style-name="Quellcode"><text:s text:c="4"/>/* Because we have added special listing of the cloak in the</text:p>
      <text:p text:style-name="Quellcode"><text:s text:c="5"/>* description, we want to suppress the default automatic contents</text:p>
      <text:p text:style-name="Quellcode"><text:s text:c="5"/>* listing upon examine, which would be redundant. We do not,</text:p>
      <text:p text:style-name="Quellcode"><text:s text:c="5"/>* however, want to suppress the normal contents listing: the cloak</text:p>
      <text:p text:style-name="Quellcode"><text:s text:c="5"/>* should be shown on the hook when the player looks around the</text:p>
      <text:p text:style-name="Quellcode"><text:s text:c="5"/>* room.</text:p>
      <text:p text:style-name="Quellcode"><text:s text:c="5"/>*/</text:p>
      <text:p text:style-name="Quellcode"><text:s text:c="4"/>contentsListedInExamine = nil</text:p>
      <text:p text:style-name="Quellcode"><text:s text:c="4"/>contentsListed = true</text:p>
      <text:p text:style-name="Quellcode"><text:s text:c="4"/>/* Before an object (say, the cloak) is moved, the library calls a</text:p>
      <text:p text:style-name="Quellcode"><text:s text:c="5"/>* few methods on the objects participating in the move.</text:p>
      <text:p text:style-name="Quellcode"><text:s text:c="5"/>*</text:p>
      <text:p text:style-name="Quellcode"><text:s text:c="5"/>* These methods normally don't do anything, but they are perfect</text:p>
      <text:p text:style-name="Quellcode"><text:s text:c="5"/>* for triggering consequences of the move. In this case, we want</text:p>
      <text:p text:style-name="Quellcode"><text:s text:c="5"/>* to increase the player's score when the cloak is moved to the</text:p>
      <text:p text:style-name="Quellcode"><text:s text:c="5"/>* hook.</text:p>
      <text:p text:style-name="Quellcode"><text:s text:c="5"/>*</text:p>
      <text:p text:style-name="Quellcode"><text:s text:c="5"/>* The notifyInsert() method takes two arguments: (1) the object</text:p>
      <text:p text:style-name="Quellcode"><text:s text:c="5"/>* being moved; and (2) the container into which the object is</text:p>
      <text:p text:style-name="Quellcode"><text:s text:c="5"/>* being moved. Thus we have notifyInsert(obj, newCont)</text:p>
      <text:p text:style-name="Quellcode"><text:s text:c="5"/>*</text:p>
      <text:p text:style-name="Quellcode"><text:s text:c="5"/>* We could just as easily customize iobjFor(PutOn), but in</text:p>
      <text:p text:style-name="Quellcode"><text:s text:c="5"/>* principle, objects can be moved by a number of actions or</text:p>
      <text:p text:style-name="Quellcode"><text:s text:c="5"/>* verbs, and notifyInsert() is sure to catch all cases.</text:p>
      <text:p text:style-name="Quellcode"><text:s text:c="5"/>*/</text:p>
      <text:p text:style-name="Quellcode"><text:s text:c="4"/>notifyInsert(obj, newCont)</text:p>
      <text:p text:style-name="Quellcode"><text:s text:c="4"/>{</text:p>
      <text:p text:style-name="Quellcode"><text:s text:c="8"/>/* In keeping with good habit, we inherit the normal behavior.</text:p>
      <text:p text:style-name="Quellcode"><text:s text:c="9"/>*/</text:p>
      <text:p text:style-name="Quellcode"><text:s text:c="8"/>inherited(obj, newCont);</text:p>
      <text:p text:style-name="Quellcode"/>
      <text:p text:style-name="Quellcode"><text:soft-page-break/><text:s text:c="8"/>/* If the object being moved is the cloak, we call upon the</text:p>
      <text:p text:style-name="Quellcode"><text:s text:c="9"/>* hookScore object to award the points. If we wanted to</text:p>
      <text:p text:style-name="Quellcode"><text:s text:c="9"/>* increase the score over and over again, each time the cloak</text:p>
      <text:p text:style-name="Quellcode"><text:s text:c="9"/>* is hung on the hook, we would call awardPoints(), but</text:p>
      <text:p text:style-name="Quellcode"><text:s text:c="9"/>* instead we just awardPointsOnce().</text:p>
      <text:p text:style-name="Quellcode"><text:s text:c="9"/>*/</text:p>
      <text:p text:style-name="Quellcode"><text:s text:c="8"/>if (obj == cloak)</text:p>
      <text:p text:style-name="Quellcode"><text:s text:c="13"/>hookScore.awardPointsOnce();</text:p>
      <text:p text:style-name="Quellcode"><text:s text:c="4"/>}</text:p>
      <text:p text:style-name="Quellcode"/>
      <text:p text:style-name="Quellcode"><text:s text:c="4"/>/* The hookScore property points to an anonymous object, for which</text:p>
      <text:p text:style-name="Quellcode"><text:s text:c="5"/>* we give a nested definition, in the same form we use for the</text:p>
      <text:p text:style-name="Quellcode"><text:s text:c="5"/>* foyer's FakeConnector, above.</text:p>
      <text:p text:style-name="Quellcode"><text:s text:c="5"/>*</text:p>
      <text:p text:style-name="Quellcode"><text:s text:c="5"/>* The Achievement is a simple programmatic object for registering</text:p>
      <text:p text:style-name="Quellcode"><text:s text:c="5"/>* a score, in this case for hanging the cloak on the hook. It is</text:p>
      <text:p text:style-name="Quellcode"><text:s text:c="5"/>* not necessary to bother with a separate Achievement object for</text:p>
      <text:p text:style-name="Quellcode"><text:s text:c="5"/>* scoring, but it's a nice feature.</text:p>
      <text:p text:style-name="Quellcode"><text:s text:c="5"/>*</text:p>
      <text:p text:style-name="Quellcode"><text:s text:c="5"/>* Again we define the object using a template, which fills in the</text:p>
      <text:p text:style-name="Quellcode"><text:s text:c="5"/>* object's "points" and "desc" properties. (The desc is used for</text:p>
      <text:p text:style-name="Quellcode"><text:s text:c="5"/>* displaying a complete account of the player's score. This is</text:p>
      <text:p text:style-name="Quellcode"><text:s text:c="5"/>* rather unnecessary in the case of this demonstration, but in</text:p>
      <text:p text:style-name="Quellcode"><text:s text:c="5"/>* normal games this is the nicest technique.)</text:p>
      <text:p text:style-name="Quellcode"><text:s text:c="5"/>*/</text:p>
      <text:p text:style-name="Quellcode"><text:s text:c="4"/>hookScore: Achievement { +1 "das Hängen des Mantels an den Haken" }</text:p>
      <text:p text:style-name="Quellcode">;</text:p>
      <text:p text:style-name="Quellcode"/>
      <text:p text:style-name="Quellcode">/*</text:p>
      <text:p text:style-name="Quellcode"><text:s/>* Our final room of three: the bar.</text:p>
      <text:p text:style-name="Quellcode"><text:s/>*</text:p>
      <text:p text:style-name="Quellcode"><text:s/>* This one is interesting for its handling of light, and for its</text:p>
      <text:p text:style-name="Quellcode"><text:s/>* refusal to allow the player to do anything while the room is dark.</text:p>
      <text:p text:style-name="Quellcode"><text:s/>*/</text:p>
      <text:p text:style-name="Quellcode">bar: Room 'Bar'</text:p>
      <text:p text:style-name="Quellcode"><text:s text:c="4"/>"Die Bar ist nicht halb so prächtig, wie du annahmst, nachdem du </text:p>
      <text:p text:style-name="Quellcode"><text:s text:c="4"/>das Foyer im Norden gesehen hast. Sie ist völlig leer, bis auf das </text:p>
      <text:p text:style-name="Quellcode"><text:s text:c="4"/>Sägemehl am Boden, in dem du eine hingekritzelte Nachricht erkennen kannst. "</text:p>
      <text:p text:style-name="Quellcode"/>
      <text:p text:style-name="Quellcode"><text:s text:c="4"/>north = foyer</text:p>
      <text:p text:style-name="Quellcode"/>
      <text:p text:style-name="Quellcode"><text:s text:c="4"/>/* All "game objects" have a property 'brightness' that indicates</text:p>
      <text:p text:style-name="Quellcode"><text:s text:c="5"/>* how much light they're producing. A brightness of 3 means that</text:p>
      <text:p text:style-name="Quellcode"><text:s text:c="5"/>* the object is illuminating its whole environment. A brightness</text:p>
      <text:p text:style-name="Quellcode"><text:s text:c="5"/>* of 0 means that the object is producing no light whatsoever.</text:p>
      <text:p text:style-name="Quellcode"><text:s text:c="5"/>*</text:p>
      <text:p text:style-name="Quellcode"><text:s text:c="5"/>* By default, Room objects have a brightness of 3, which means</text:p>
      <text:p text:style-name="Quellcode"><text:s text:c="5"/>* that they illuminate their area, but in this case we want the</text:p>
      <text:p text:style-name="Quellcode"><text:s text:c="5"/>* room to be dark when the cloak is in it, and bright otherwise.</text:p>
      <text:p text:style-name="Quellcode"><text:s text:c="5"/>*</text:p>
      <text:p text:style-name="Quellcode"><text:s text:c="5"/>* Normally, brightness is a property. We make it a method instead</text:p>
      <text:p text:style-name="Quellcode"><text:s text:c="5"/>* because we want to vary the brightness value depending on</text:p>
      <text:p text:style-name="Quellcode"><text:s text:c="5"/>* the location of the cloak.</text:p>
      <text:p text:style-name="Quellcode"><text:s text:c="5"/>*/</text:p>
      <text:p text:style-name="Quellcode"><text:s text:c="4"/>brightness()</text:p>
      <text:p text:style-name="Quellcode"><text:s text:c="4"/>{</text:p>
      <text:p text:style-name="Quellcode"><text:s text:c="8"/>/* If the cloak is in this room, the room has a brightness of</text:p>
      <text:p text:style-name="Quellcode"><text:s text:c="9"/>* zero. Otherwise the room is lit as usual, with a brightness</text:p>
      <text:p text:style-name="Quellcode"><text:s text:c="9"/>* of three.</text:p>
      <text:p text:style-name="Quellcode"><text:s text:c="9"/>*/</text:p>
      <text:p text:style-name="Quellcode"><text:s text:c="8"/>if(cloak.isIn(self))</text:p>
      <text:p text:style-name="Quellcode"><text:soft-page-break/><text:s text:c="12"/>return 0;</text:p>
      <text:p text:style-name="Quellcode"><text:s text:c="8"/>return 3;</text:p>
      <text:p text:style-name="Quellcode"><text:s text:c="4"/>}</text:p>
      <text:p text:style-name="Quellcode"/>
      <text:p text:style-name="Quellcode"><text:s text:c="4"/>/* If the room is dark, we want to interrupt the action unless the</text:p>
      <text:p text:style-name="Quellcode"><text:s text:c="5"/>* player is simply leaving the room.</text:p>
      <text:p text:style-name="Quellcode"><text:s text:c="5"/>*</text:p>
      <text:p text:style-name="Quellcode"><text:s text:c="5"/>* roomBeforeAction() is automatically called every time an action</text:p>
      <text:p text:style-name="Quellcode"><text:s text:c="5"/>* is attempted in the room. This normally does nothing, but is</text:p>
      <text:p text:style-name="Quellcode"><text:s text:c="5"/>* designed for precisely this sort of situation, where we want</text:p>
      <text:p text:style-name="Quellcode"><text:s text:c="5"/>* the room to interfere with or interrupt actions.</text:p>
      <text:p text:style-name="Quellcode"><text:s text:c="5"/>*/</text:p>
      <text:p text:style-name="Quellcode"><text:s text:c="4"/>roomBeforeAction()</text:p>
      <text:p text:style-name="Quellcode"><text:s text:c="4"/>{</text:p>
      <text:p text:style-name="Quellcode"><text:s text:c="8"/>/* We will not interrupt the action if the room is lit. Instead</text:p>
      <text:p text:style-name="Quellcode"><text:s text:c="9"/>* we will return without further process.</text:p>
      <text:p text:style-name="Quellcode"><text:s text:c="9"/>*/</text:p>
      <text:p text:style-name="Quellcode"><text:s text:c="8"/>if(brightness == 3)</text:p>
      <text:p text:style-name="Quellcode"><text:s text:c="12"/>return;</text:p>
      <text:p text:style-name="Quellcode"/>
      <text:p text:style-name="Quellcode"><text:s text:c="8"/>/* We'll allow a TravelViaAction, which is the lower-level</text:p>
      <text:p text:style-name="Quellcode"><text:s text:c="9"/>* action for all travel commands, in case the player might be</text:p>
      <text:p text:style-name="Quellcode"><text:s text:c="9"/>* heading north. Other directional commands will be caught</text:p>
      <text:p text:style-name="Quellcode"><text:s text:c="9"/>* below, by the gAction.dirMatch.dir check.</text:p>
      <text:p text:style-name="Quellcode"><text:s text:c="9"/>*/</text:p>
      <text:p text:style-name="Quellcode"><text:s text:c="8"/>if(gAction.ofKind(TravelViaAction))</text:p>
      <text:p text:style-name="Quellcode"><text:s text:c="12"/>return;</text:p>
      <text:p text:style-name="Quellcode"/>
      <text:p text:style-name="Quellcode"><text:s text:c="8"/>/* We also allow "system actions", such as SAVE or ABOUT. */</text:p>
      <text:p text:style-name="Quellcode"><text:s text:c="8"/>if(gAction.ofKind(SystemAction))</text:p>
      <text:p text:style-name="Quellcode"><text:s text:c="12"/>return;</text:p>
      <text:p text:style-name="Quellcode"/>
      <text:p text:style-name="Quellcode"><text:s text:c="8"/>/* It might make sense to allow the player to try actions that</text:p>
      <text:p text:style-name="Quellcode"><text:s text:c="9"/>* take no objects, such as 'look', but to conform with the</text:p>
      <text:p text:style-name="Quellcode"><text:s text:c="9"/>* design specifications of this project we omit this</text:p>
      <text:p text:style-name="Quellcode"><text:s text:c="9"/>* consideration. We could do this for example by:</text:p>
      <text:p text:style-name="Quellcode"><text:s text:c="9"/>* <text:s text:c="4"/>if(!gDobj) return;</text:p>
      <text:p text:style-name="Quellcode"><text:s text:c="9"/>*/</text:p>
      <text:p text:style-name="Quellcode"/>
      <text:p text:style-name="Quellcode"><text:s text:c="8"/>/* Finally, we allow the move north, but disallow any other</text:p>
      <text:p text:style-name="Quellcode"><text:s text:c="9"/>* action.</text:p>
      <text:p text:style-name="Quellcode"><text:s text:c="9"/>*/</text:p>
      <text:p text:style-name="Quellcode"><text:s text:c="8"/>if(gAction.ofKind(TravelAction)) {</text:p>
      <text:p text:style-name="Quellcode"><text:s text:c="12"/>if (gAction.dirMatch.dir == northDirection)</text:p>
      <text:p text:style-name="Quellcode"><text:s text:c="16"/>return;</text:p>
      <text:p text:style-name="Quellcode"/>
      <text:p text:style-name="Quellcode"><text:s text:c="12"/>/* If we have not already returned from this method, we are</text:p>
      <text:p text:style-name="Quellcode"><text:s text:c="13"/>* interrupting the action. First, we print a scolding</text:p>
      <text:p text:style-name="Quellcode"><text:s text:c="13"/>* hint, which we vary depending on what the player is</text:p>
      <text:p text:style-name="Quellcode"><text:s text:c="13"/>* trying to do. Here we have a TravelAction, so we print:</text:p>
      <text:p text:style-name="Quellcode"><text:s text:c="13"/>*/</text:p>
      <text:p text:style-name="Quellcode"><text:s text:c="12"/>"Es ist keine gute Idee, im Dunkeln hier herumzutappen. ";</text:p>
      <text:p text:style-name="Quellcode"/>
      <text:p text:style-name="Quellcode"><text:s text:c="12"/>/* Attempting travel increases the blunderCount by one</text:p>
      <text:p text:style-name="Quellcode"><text:s text:c="13"/>* extra.</text:p>
      <text:p text:style-name="Quellcode"><text:s text:c="13"/>*/</text:p>
      <text:p text:style-name="Quellcode"><text:s text:c="12"/>++blunderCount;</text:p>
      <text:p text:style-name="Quellcode"><text:s text:c="7"/>}</text:p>
      <text:p text:style-name="Quellcode"><text:s text:c="7"/>else</text:p>
      <text:p text:style-name="Quellcode"><text:s text:c="12"/>/* The action was not a directional command, so we print a</text:p>
      <text:p text:style-name="Quellcode"><text:s text:c="13"/>* different message.</text:p>
      <text:p text:style-name="Quellcode"><text:soft-page-break/><text:s text:c="13"/>*/</text:p>
      <text:p text:style-name="Quellcode"><text:s text:c="12"/>"Im Dunkeln? Du könntest hier leicht etwas durcheinander bringen! ";</text:p>
      <text:p text:style-name="Quellcode"/>
      <text:p text:style-name="Quellcode"><text:s text:c="8"/>/* Then we increase our blunder counter by one. */</text:p>
      <text:p text:style-name="Quellcode"><text:s text:c="8"/>++blunderCount;</text:p>
      <text:p text:style-name="Quellcode"/>
      <text:p text:style-name="Quellcode"><text:s text:c="8"/>/* And finally we exit, effectively interrupting the action. */</text:p>
      <text:p text:style-name="Quellcode"><text:s text:c="8"/>exit;</text:p>
      <text:p text:style-name="Quellcode"><text:s text:c="4"/>}</text:p>
      <text:p text:style-name="Quellcode"/>
      <text:p text:style-name="Quellcode"><text:s text:c="4"/>/* We introduce a new property to keep track of how many times the</text:p>
      <text:p text:style-name="Quellcode"><text:s text:c="5"/>* player has blundered around in the dark. This will determine the</text:p>
      <text:p text:style-name="Quellcode"><text:s text:c="5"/>* outcome of the game. (See the "message" object, below.)</text:p>
      <text:p text:style-name="Quellcode"><text:s text:c="5"/>*</text:p>
      <text:p text:style-name="Quellcode"><text:s text:c="5"/>* This is initially set to zero: at the beginning of the game, the</text:p>
      <text:p text:style-name="Quellcode"><text:s text:c="5"/>* player has not blundered around at all.</text:p>
      <text:p text:style-name="Quellcode"><text:s text:c="5"/>*/</text:p>
      <text:p text:style-name="Quellcode"><text:s text:c="4"/>blunderCount = 0</text:p>
      <text:p text:style-name="Quellcode">;</text:p>
      <text:p text:style-name="Quellcode"/>
      <text:p text:style-name="Quellcode">/*</text:p>
      <text:p text:style-name="Quellcode"><text:s/>* Finally, there's a message on the floor of the bar.</text:p>
      <text:p text:style-name="Quellcode"><text:s/>*</text:p>
      <text:p text:style-name="Quellcode"><text:s/>* The description varies depending on how much the player blundered</text:p>
      <text:p text:style-name="Quellcode"><text:s/>* around while the bar was dark. The game ends upon printing this</text:p>
      <text:p text:style-name="Quellcode"><text:s/>* description.</text:p>
      <text:p text:style-name="Quellcode"><text:s/>*</text:p>
      <text:p text:style-name="Quellcode"><text:s/>* We make this object a Fixture, so that it cannot be moved around, and</text:p>
      <text:p text:style-name="Quellcode"><text:s/>* we make it Readable, so it can be "read" as well as examined.</text:p>
      <text:p text:style-name="Quellcode"><text:s/>*/</text:p>
      <text:p text:style-name="Quellcode">+Fixture, Readable</text:p>
      <text:p text:style-name="Quellcode"/>
      <text:p text:style-name="Quellcode"><text:s text:c="4"/>/* We complicate the vocabWords of this object a bit, to allow for</text:p>
      <text:p text:style-name="Quellcode"><text:s text:c="5"/>* such phrasings as "read the message scrawled in sawdust".</text:p>
      <text:p text:style-name="Quellcode"><text:s text:c="5"/>*/</text:p>
      <text:p text:style-name="Quellcode"><text:s text:c="4"/>'gekritzelt gekrakelt krakelig/nachricht/botschaft/schrift/sägemehl[n]'</text:p>
      <text:p text:style-name="Quellcode"/>
      <text:p text:style-name="Quellcode"><text:s text:c="4"/>/* The name is normal. */</text:p>
      <text:p text:style-name="Quellcode"><text:s text:c="4"/>'krakelig[^] Nachricht'</text:p>
      <text:p text:style-name="Quellcode"/>
      <text:p text:style-name="Quellcode"><text:s text:c="4"/>// -- we need a female object "die Nachricht"</text:p>
      <text:p text:style-name="Quellcode"><text:s text:c="4"/>isHer = true</text:p>
      <text:p text:style-name="Quellcode"><text:s text:c="4"/></text:p>
      <text:p text:style-name="Quellcode"><text:s text:c="4"/>/* We make a method of the desc, which is normally a property, so</text:p>
      <text:p text:style-name="Quellcode"><text:s text:c="5"/>* that we can vary the description based on how much blundering</text:p>
      <text:p text:style-name="Quellcode"><text:s text:c="5"/>* the player did.</text:p>
      <text:p text:style-name="Quellcode"><text:s text:c="5"/>*/</text:p>
      <text:p text:style-name="Quellcode"><text:s text:c="4"/>desc()</text:p>
      <text:p text:style-name="Quellcode"><text:s text:c="4"/>{</text:p>
      <text:p text:style-name="Quellcode"><text:s text:c="8"/>/* If the player blundered around too much, the message says</text:p>
      <text:p text:style-name="Quellcode"><text:s text:c="9"/>* that the player lost the game.</text:p>
      <text:p text:style-name="Quellcode"><text:s text:c="9"/>*/</text:p>
      <text:p text:style-name="Quellcode"><text:s text:c="8"/>if (bar.blunderCount &gt; 2)</text:p>
      <text:p text:style-name="Quellcode"><text:s text:c="8"/>{</text:p>
      <text:p text:style-name="Quellcode"><text:s text:c="12"/>"Die Nachricht wurde zertrampelt. Du kannst gerade noch </text:p>
      <text:p text:style-name="Quellcode"><text:s text:c="12"/>folgende Worte entziffern: ";</text:p>
      <text:p text:style-name="Quellcode"/>
      <text:p text:style-name="Quellcode"><text:s text:c="12"/>/* We call finishGameMsg(), which finishes the game by</text:p>
      <text:p text:style-name="Quellcode"><text:s text:c="13"/>* printing a message and providing some options for the</text:p>
      <text:p text:style-name="Quellcode"><text:s text:c="13"/>* player. The first argument is the parting message, and</text:p>
      <text:p text:style-name="Quellcode"><text:s text:c="13"/>* the second argument is a list of any additional options</text:p>
      <text:p text:style-name="Quellcode"><text:soft-page-break/><text:s text:c="13"/>* we want to provide the player. We want to allow players</text:p>
      <text:p text:style-name="Quellcode"><text:s text:c="13"/>* to check their "full score", so we include this option</text:p>
      <text:p text:style-name="Quellcode"><text:s text:c="13"/>* in the list.</text:p>
      <text:p text:style-name="Quellcode"><text:s text:c="13"/>*/</text:p>
      <text:p text:style-name="Quellcode"><text:s text:c="12"/>finishGameMsg('Du hast verloren', [finishOptionFullScore]);</text:p>
      <text:p text:style-name="Quellcode"><text:s text:c="8"/>}</text:p>
      <text:p text:style-name="Quellcode"/>
      <text:p text:style-name="Quellcode"><text:s text:c="8"/>/* If the player didn't blunder around in the bar too much,</text:p>
      <text:p text:style-name="Quellcode"><text:s text:c="9"/>* the message reads differently.</text:p>
      <text:p text:style-name="Quellcode"><text:s text:c="9"/>*/</text:p>
      <text:p text:style-name="Quellcode"><text:s text:c="8"/>else {</text:p>
      <text:p text:style-name="Quellcode"><text:s text:c="12"/>/* The message is undisturbed, so we award a point for</text:p>
      <text:p text:style-name="Quellcode"><text:s text:c="13"/>* winning the game, print a message and end the game.</text:p>
      <text:p text:style-name="Quellcode"><text:s text:c="13"/>*/</text:p>
      <text:p text:style-name="Quellcode"><text:s text:c="12"/>messageScore.awardPoints();</text:p>
      <text:p text:style-name="Quellcode"><text:s text:c="12"/>"Die Nachricht, fein säuberlich in das Sägemehl geschrieben, lautet:";</text:p>
      <text:p text:style-name="Quellcode"><text:s text:c="12"/>finishGameMsg('Du hast gewonnen', [finishOptionFullScore]);</text:p>
      <text:p text:style-name="Quellcode"><text:s text:c="8"/>}</text:p>
      <text:p text:style-name="Quellcode"><text:s text:c="4"/>}</text:p>
      <text:p text:style-name="Quellcode"><text:s text:c="4"/>messageScore: Achievement { +1 "das Gewinnen des Spiels" }</text:p>
      <text:p text:style-name="Quellcode">;</text:p>
      <text:p text:style-name="Quellcode"/>
      <text:p text:style-name="Quellcode">/*</text:p>
      <text:p text:style-name="Quellcode"><text:s/>* And last, we define a new verb to handle the command "hang x on y".</text:p>
      <text:p text:style-name="Quellcode"><text:s/>*</text:p>
      <text:p text:style-name="Quellcode"><text:s/>* We make it a TIAction, which means it takes two objects (x and y),</text:p>
      <text:p text:style-name="Quellcode"><text:s/>* and we define its grammar rule, action, and verbPhrase, which is</text:p>
      <text:p text:style-name="Quellcode"><text:s/>* used in automatically generated messages (disambiguation questions</text:p>
      <text:p text:style-name="Quellcode"><text:s/>* and implicit action messages).</text:p>
      <text:p text:style-name="Quellcode"><text:s/>*/</text:p>
      <text:p text:style-name="Quellcode">DefineTIAction(HangOn);</text:p>
      <text:p text:style-name="Quellcode">VerbRule(HangOn)</text:p>
      <text:p text:style-name="Quellcode"><text:s text:c="4"/>'häng' dobjList ('an' | 'auf') singleIobj</text:p>
      <text:p text:style-name="Quellcode"><text:s text:c="4"/>: HangOnAction</text:p>
      <text:p text:style-name="Quellcode"><text:s text:c="4"/>verbPhrase = 'zu hängen/hängen (was) (an was)'</text:p>
      <text:p text:style-name="Quellcode"><text:s text:c="4"/>askIobjResponseProd = onSingleNoun</text:p>
      <text:p text:style-name="Quellcode">;</text:p>
      <text:p text:style-name="Quellcode"/>
      <text:p text:style-name="Quellcode">DefineTAction(HangOnWhat);</text:p>
      <text:p text:style-name="Quellcode">VerbRule(HangOnWhat)</text:p>
      <text:p text:style-name="Quellcode"><text:s text:c="4"/>[badness 500] 'häng' dobjList (| 'an' | 'auf')</text:p>
      <text:p text:style-name="Quellcode"><text:s text:c="4"/>: HangOnAction</text:p>
      <text:p text:style-name="Quellcode"><text:s text:c="4"/>verbPhrase = 'zu hängen/hängen (was) (an was)'</text:p>
      <text:p text:style-name="Quellcode"><text:s text:c="4"/>construct()</text:p>
      <text:p text:style-name="Quellcode"><text:s text:c="4"/>{</text:p>
      <text:p text:style-name="Quellcode"><text:s text:c="8"/>/* set up the empty indirect object phrase */</text:p>
      <text:p text:style-name="Quellcode"><text:s text:c="8"/>iobjMatch = new EmptyNounPhraseProd();</text:p>
      <text:p text:style-name="Quellcode"><text:s text:c="8"/>iobjMatch.responseProd = inSingleNoun;</text:p>
      <text:p text:style-name="Quellcode"><text:s text:c="4"/>}</text:p>
      <text:p text:style-name="Quellcode">;</text:p>
      <text:p text:style-name="Quellcode"/>
      <text:p text:style-name="Quellcode">/*</text:p>
      <text:p text:style-name="Quellcode"><text:s/>* We modify Thing so that HangOn works the same way as PutOn, whether</text:p>
      <text:p text:style-name="Quellcode"><text:s/>* the object is being used as the direct object or the indirect object.</text:p>
      <text:p text:style-name="Quellcode"><text:s/>*</text:p>
      <text:p text:style-name="Quellcode"><text:s/>* We could instead have made the HangOn VerbRule point to the</text:p>
      <text:p text:style-name="Quellcode"><text:s/>* PutOnAction rather than the HangOnAction, but this is perhaps a bit</text:p>
      <text:p text:style-name="Quellcode"><text:s/>* clearer, and allows a minor demonstration of action remapping.</text:p>
      <text:p text:style-name="Quellcode"><text:s/>*/</text:p>
      <text:p text:style-name="Quellcode">modify Thing</text:p>
      <text:p text:style-name="Quellcode"><text:s text:c="4"/>dobjFor(HangOn) asDobjFor(PutOn)</text:p>
      <text:p text:style-name="Quellcode"><text:soft-page-break/><text:s text:c="4"/>iobjFor(HangOn) asIobjFor(PutOn)</text:p>
      <text:p text:style-name="Quellcode">;</text:p>
      <text:p text:style-name="Quellcode"/>
      <text:p text:style-name="Quellcode">/*</text:p>
      <text:p text:style-name="Quellcode"><text:s/>* Thanks for your interest. Feel free to contact the author with any</text:p>
      <text:p text:style-name="Quellcode"><text:s/>* questions or suggestions. (The email address is near the top of this</text:p>
      <text:p text:style-name="Quellcode"><text:s/>* file.)</text:p>
      <text:p text:style-name="Quellcode"><text:s/>*</text:p>
      <text:p text:style-name="Quellcode"><text:s/>* Though we've erred on the side of elaboration in the comments, we</text:p>
      <text:p text:style-name="Quellcode"><text:s/>* hope you've found that the code itself is fairly compact. With the</text:p>
      <text:p text:style-name="Quellcode"><text:s/>* comments removed, it is, for comparison, about the length of the</text:p>
      <text:p text:style-name="Quellcode"><text:s/>* corresponding Inform version of this demonstration -- a little over</text:p>
      <text:p text:style-name="Quellcode"><text:s/>* 100 lines.</text:p>
      <text:p text:style-name="Quell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eorgia1" svg:font-family="Georgia" style:font-family-generic="roman" style:font-pitch="variable"/>
    <style:font-face style:name="Georgia" svg:font-family="Georg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Fet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Georgia"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Quellcode" style:family="paragraph" style:parent-style-name="Text_20_body" style:class="text">
      <style:paragraph-properties fo:margin-left="2cm" fo:margin-right="0cm" fo:margin-top="0cm" fo:margin-bottom="0cm" fo:text-indent="0cm" style:auto-text-indent="false"/>
      <style:text-properties fo:color="#0066cc" style:font-name="Calibri" fo:font-size="9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Georgia1"/>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G-TADS</text:span> <text:s text:c="6"/>G e r m a n <text:s text:c="2"/>L i b r a r y <text:s text:c="2"/>f o r <text:s text:c="2"/>T A D S <text:s/>3 <text:s text:c="5"/>- <text:s text:c="6"/>K u r z d o k u m e n t a t i o n</text:p>
      </style:header>
      <style:footer>
        <text:p text:style-name="MP2">- <text:page-number text:select-page="current">2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3H47M46S</meta:editing-duration>
    <meta:editing-cycles>92</meta:editing-cycles>
    <meta:generator>OpenOffice.org/3.2$Win32 OpenOffice.org_project/320m18$Build-9502</meta:generator>
    <dc:date>2013-04-16T11:30:19.90</dc:date>
    <dc:creator>a2 </dc:creator>
    <meta:document-statistic meta:table-count="0" meta:image-count="0" meta:object-count="0" meta:page-count="21" meta:paragraph-count="900" meta:word-count="6572" meta:character-count="45070"/>
    <meta:user-defined meta:name="Info 1"/>
    <meta:user-defined meta:name="Info 2"/>
    <meta:user-defined meta:name="Info 3"/>
    <meta:user-defined meta:name="Info 4"/>
  </office:meta>
</office:document-meta>
</file>